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18cm" svg:stroke-color="#999999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6.61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1b75b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000000" draw:fill="none" draw:textarea-vertical-align="middle" draw:auto-grow-height="false" fo:min-height="6.018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000000" draw:fill-color="#f37b70" draw:textarea-horizontal-align="justify" draw:textarea-vertical-align="middle" draw:auto-grow-height="false" fo:min-height="2.036cm" fo:min-width="0.008cm"/>
    </style:style>
    <style:style style:name="gr10" style:family="graphic" style:parent-style-name="standard">
      <style:graphic-properties svg:stroke-width="0.081cm" draw:marker-start-width="0.321cm" draw:marker-end-width="0.321cm" draw:fill-color="#f37b70" draw:textarea-horizontal-align="justify" draw:textarea-vertical-align="middle" draw:auto-grow-height="false" fo:min-height="0.432cm" fo:min-width="0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159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3.56cm" fo:min-width="6.104cm"/>
    </style:style>
    <style:style style:name="gr14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6.556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svg:stroke-color="#72bf44" draw:fill-color="#72bf44" draw:textarea-horizontal-align="justify" draw:textarea-vertical-align="middle" draw:auto-grow-height="false" fo:min-height="1.782cm" fo:min-width="4.8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svg:stroke-color="#bd7cb5" draw:fill-color="#bd7cb5" draw:textarea-horizontal-align="justify" draw:textarea-vertical-align="middle" draw:auto-grow-height="false" fo:min-height="1.782cm" fo:min-width="4.834cm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723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114cm" fo:min-width="2.95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14.148cm" fo:min-width="15.168cm" fo:padding-top="0.165cm" fo:padding-bottom="0.165cm" fo:padding-left="0.29cm" fo:padding-right="0.29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svg:stroke-width="0.081cm" svg:stroke-color="#f37b7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bd7cb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1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1" style:family="graphic" style:parent-style-name="Object_20_with_20_no_20_fill_20_and_20_no_20_line">
      <style:graphic-properties draw:textarea-vertical-align="middle" draw:ole-draw-aspect="1" style:protect="size"/>
    </style:style>
    <style:style style:name="gr32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color="#f37b70" draw:fill-color="#f37b70" draw:textarea-horizontal-align="justify" draw:textarea-vertical-align="middle" draw:auto-grow-height="false" fo:min-height="0.766cm" fo:min-width="1.532cm"/>
    </style:style>
    <style:style style:name="gr35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686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39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5cm"/>
    </style:style>
    <style:style style:name="gr40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541cm" fo:min-width="0cm" fo:padding-top="0.165cm" fo:padding-bottom="0.165cm" fo:padding-left="0.29cm" fo:padding-right="0.29cm"/>
    </style:style>
    <style:style style:name="gr41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6cm"/>
    </style:style>
    <style:style style:name="gr4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3.356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3.556cm" fo:padding-top="0.151cm" fo:padding-bottom="0.151cm" fo:padding-left="0.276cm" fo:padding-right="0.276cm"/>
    </style:style>
    <style:style style:name="gr44" style:family="graphic" style:parent-style-name="standard">
      <style:graphic-properties svg:stroke-color="#000000" draw:fill-color="#f37b70" draw:textarea-horizontal-align="justify" draw:textarea-vertical-align="middle" draw:auto-grow-height="false" fo:min-height="1.474cm" fo:min-width="0cm"/>
    </style:style>
    <style:style style:name="gr4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6.274cm" fo:min-width="13.898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.987cm" fo:min-width="0cm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5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3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423cm"/>
    </style:style>
    <style:style style:name="gr54" style:family="graphic" style:parent-style-name="standard">
      <style:graphic-properties svg:stroke-width="0.106cm" svg:stroke-color="#0066b3" draw:marker-start-width="0.358cm" draw:marker-end-width="0.358cm" draw:fill-color="#ffffff" draw:textarea-horizontal-align="justify" draw:textarea-vertical-align="middle" draw:auto-grow-height="false" fo:min-height="10.568cm" fo:min-width="23.064cm" fo:padding-top="0.177cm" fo:padding-bottom="0.177cm" fo:padding-left="0.302cm" fo:padding-right="0.302cm"/>
    </style:style>
    <style:style style:name="gr55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5.088cm"/>
    </style:style>
    <style:style style:name="gr56" style:family="graphic" style:parent-style-name="standard">
      <style:graphic-properties draw:fill-color="#bd7cb5" draw:textarea-horizontal-align="justify" draw:textarea-vertical-align="middle" draw:auto-grow-height="false" fo:min-height="0.573cm" fo:min-width="2.295cm"/>
    </style:style>
    <style:style style:name="gr57" style:family="graphic" style:parent-style-name="standard">
      <style:graphic-properties draw:fill-color="#89c765" draw:textarea-horizontal-align="justify" draw:textarea-vertical-align="middle" draw:auto-grow-height="false" fo:min-height="0.554cm" fo:min-width="2.31cm"/>
    </style:style>
    <style:style style:name="gr58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0.008cm"/>
    </style:style>
    <style:style style:name="gr59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60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61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438cm" fo:min-width="2.611cm" fo:padding-top="0.178cm" fo:padding-bottom="0.178cm" fo:padding-left="0.303cm" fo:padding-right="0.30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e3d200"/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72bf44"/>
      <style:paragraph-properties fo:text-align="center"/>
    </style:style>
    <style:style style:name="P21" style:family="paragraph">
      <loext:graphic-properties draw:fill-color="#bd7cb5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color="#ce181e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7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font-size="11pt" style:font-size-asian="11pt" style:font-size-complex="11pt"/>
    </style:style>
    <style:style style:name="P39" style:family="paragraph">
      <loext:graphic-properties draw:fill="none" draw:fill-color="#ffffff"/>
      <style:text-properties fo:font-size="11pt" style:font-size-asian="11pt" style:font-size-complex="11pt"/>
    </style:style>
    <style:style style:name="P40" style:family="paragraph"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2" style:family="paragraph">
      <style:text-properties fo:font-size="9pt" fo:font-weight="bold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4" style:family="paragraph"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text-properties fo:font-size="14pt" style:font-size-asian="14pt" style:font-size-complex="14pt"/>
    </style:style>
    <style:style style:name="P46" style:family="paragraph">
      <style:text-properties fo:color="#0066b3" fo:font-weight="bold" style:font-weight-asian="bold" style:font-weight-complex="bold"/>
    </style:style>
    <style:style style:name="P47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P48" style:family="paragraph">
      <loext:graphic-properties draw:fill-color="#89c765"/>
      <style:paragraph-properties fo:text-align="center"/>
    </style:style>
    <style:style style:name="P49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style:font-name="Liberation Sans" style:font-name-asian="Liberation Sans1" style:font-name-complex="Liberation Sans1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0066b3" fo:font-weight="bold" style:font-weight-asian="bold" style:font-weight-complex="bold"/>
    </style:style>
    <style:style style:name="T20" style:family="text">
      <style:text-properties fo:color="#0066b3" style:text-position="33% 58%" fo:font-weight="bold" style:font-weight-asian="bold" style:font-weight-complex="bold"/>
    </style:style>
    <style:style style:name="T21" style:family="text">
      <style:text-properties style:text-position="33% 58%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 fo:font-size="16pt" style:font-size-asian="16pt" style:font-size-complex="16pt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text-position="33% 58%" fo:font-size="16pt" fo:font-style="normal" style:font-size-asian="16pt" style:font-style-asian="normal" style:font-size-complex="16pt" style:font-style-complex="normal"/>
    </style:style>
    <style:style style:name="T2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Titel_20_und_20_Inhalt" presentation:presentation-page-layout-name="AL1T11" presentation:use-footer-name="ftr1">
        <office:forms form:automatic-focus="false" form:apply-design-mode="false"/>
        <draw:frame draw:name="Titel 6" presentation:style-name="pr1" draw:text-style-name="P2" draw:layer="layout" svg:width="28.292cm" svg:height="1.273cm" svg:x="2.328cm" svg:y="0.556cm" presentation:class="title" presentation:user-transformed="true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A</text:span><text:span text:style-name="T1">c</text:span><text:span text:style-name="T1">q</text:span><text:span text:style-name="T1">ui</text:span><text:span text:style-name="T1">si</text:span><text:span text:style-name="T1">ti</text:span><text:span text:style-name="T1">o</text:span><text:span text:style-name="T1">n/</text:span><text:span text:style-name="T1">E</text:span><text:span text:style-name="T1">v</text:span><text:span text:style-name="T1">e</text:span><text:span text:style-name="T1">n</text:span><text:span text:style-name="T1">t </text:span><text:span text:style-name="T1">B</text:span><text:span text:style-name="T1">ui</text:span><text:span text:style-name="T1">ld</text:span><text:span text:style-name="T1">in</text:span><text:span text:style-name="T1">g </text:span><text:span text:style-name="T1">u</text:span><text:span text:style-name="T1">n</text:span><text:span text:style-name="T1">ti</text:span><text:span text:style-name="T1">l </text:span><text:span text:style-name="T1">2</text:span><text:span text:style-name="T1">0</text:span><text:span text:style-name="T1">2</text:span><text:span text:style-name="T1">0</text:span></text:p>
          </draw:text-box>
        </draw:frame>
        <draw:frame draw:name="Datumsplatzhalter 3" presentation:style-name="pr2" draw:text-style-name="P4" draw:layer="layout" svg:width="4.656cm" svg:height="1.013cm" svg:x="5.292cm" svg:y="17.657cm" presentation:class="date-time" presentation:user-transformed="true">
          <draw:text-box>
            <text:p text:style-name="P3"><text:span text:style-name="T2">Tobias </text:span><text:span text:style-name="T2">Jenegge</text:span><text:span text:style-name="T2">r</text:span></text:p>
          </draw:text-box>
        </draw:frame>
        <draw:line draw:style-name="gr1" draw:text-style-name="P5" draw:layer="layout" svg:x1="4.303cm" svg:y1="5.588cm" svg:x2="4.557cm" svg:y2="9.652cm">
          <text:p/>
        </draw:line>
        <draw:line draw:style-name="gr1" draw:text-style-name="P5" draw:layer="layout" svg:x1="4.96cm" svg:y1="5.592cm" svg:x2="3.048cm" svg:y2="9.652cm">
          <text:p/>
        </draw:line>
        <draw:line draw:style-name="gr1" draw:text-style-name="P5" draw:layer="layout" svg:x1="5.374cm" svg:y1="5.588cm" svg:x2="3.81cm" svg:y2="9.652cm">
          <text:p/>
        </draw:line>
        <draw:line draw:style-name="gr1" draw:text-style-name="P5" draw:layer="layout" svg:x1="8.382cm" svg:y1="5.588cm" svg:x2="5.334cm" svg:y2="9.812cm">
          <text:p/>
        </draw:line>
        <draw:line draw:style-name="gr1" draw:text-style-name="P5" draw:layer="layout" svg:x1="6.35cm" svg:y1="5.592cm" svg:x2="6.196cm" svg:y2="9.652cm">
          <text:p/>
        </draw:line>
        <draw:frame draw:style-name="gr2" draw:text-style-name="P6" draw:layer="layout" svg:width="12.954cm" svg:height="1.673cm" svg:x="2.54cm" svg:y="2.086cm">
          <draw:text-box>
            <text:p><text:span text:style-name="T3">CALI</text:span><text:span text:style-name="T3">FA </text:span><text:span text:style-name="T3">DAQ</text:span> (Multi Event Readout)</text:p>
          </draw:text-box>
        </draw:frame>
        <draw:g>
          <draw:custom-shape draw:style-name="gr3" draw:text-style-name="P7" draw:layer="layout" svg:width="7.112cm" svg:height="2.286cm" svg:x="3.6cm" svg:y="3.3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108cm" svg:y1="3.302cm" svg:x2="4.108cm" svg:y2="5.588cm">
            <text:p/>
          </draw:line>
          <draw:line draw:style-name="gr4" draw:text-style-name="P5" draw:layer="layout" svg:x1="9.188cm" svg:y1="3.302cm" svg:x2="9.188cm" svg:y2="5.588cm">
            <text:p/>
          </draw:line>
          <draw:line draw:style-name="gr4" draw:text-style-name="P5" draw:layer="layout" svg:x1="8.68cm" svg:y1="3.302cm" svg:x2="8.68cm" svg:y2="5.588cm">
            <text:p/>
          </draw:line>
          <draw:line draw:style-name="gr4" draw:text-style-name="P5" draw:layer="layout" svg:x1="8.172cm" svg:y1="3.302cm" svg:x2="8.172cm" svg:y2="5.588cm">
            <text:p/>
          </draw:line>
          <draw:line draw:style-name="gr4" draw:text-style-name="P5" draw:layer="layout" svg:x1="7.664cm" svg:y1="3.302cm" svg:x2="7.664cm" svg:y2="5.588cm">
            <text:p/>
          </draw:line>
          <draw:line draw:style-name="gr4" draw:text-style-name="P5" draw:layer="layout" svg:x1="5.632cm" svg:y1="3.302cm" svg:x2="5.632cm" svg:y2="5.588cm">
            <text:p/>
          </draw:line>
          <draw:line draw:style-name="gr4" draw:text-style-name="P5" draw:layer="layout" svg:x1="5.124cm" svg:y1="3.302cm" svg:x2="5.124cm" svg:y2="5.588cm">
            <text:p/>
          </draw:line>
          <draw:line draw:style-name="gr4" draw:text-style-name="P5" draw:layer="layout" svg:x1="4.616cm" svg:y1="3.302cm" svg:x2="4.616cm" svg:y2="5.588cm">
            <text:p/>
          </draw:line>
          <draw:line draw:style-name="gr4" draw:text-style-name="P5" draw:layer="layout" svg:x1="7.156cm" svg:y1="3.302cm" svg:x2="7.156cm" svg:y2="5.588cm">
            <text:p/>
          </draw:line>
          <draw:line draw:style-name="gr4" draw:text-style-name="P5" draw:layer="layout" svg:x1="6.648cm" svg:y1="3.302cm" svg:x2="6.648cm" svg:y2="5.588cm">
            <text:p/>
          </draw:line>
          <draw:line draw:style-name="gr4" draw:text-style-name="P5" draw:layer="layout" svg:x1="6.14cm" svg:y1="3.302cm" svg:x2="6.14cm" svg:y2="5.588cm">
            <text:p/>
          </draw:line>
          <draw:line draw:style-name="gr5" draw:text-style-name="P5" draw:layer="layout" svg:x1="4.108cm" svg:y1="3.302cm" svg:x2="4.108cm" svg:y2="5.588cm">
            <text:p/>
          </draw:line>
          <draw:line draw:style-name="gr4" draw:text-style-name="P5" draw:layer="layout" svg:x1="10.204cm" svg:y1="3.302cm" svg:x2="10.204cm" svg:y2="5.588cm">
            <text:p/>
          </draw:line>
          <draw:line draw:style-name="gr4" draw:text-style-name="P5" draw:layer="layout" svg:x1="9.696cm" svg:y1="3.302cm" svg:x2="9.696cm" svg:y2="5.588cm">
            <text:p/>
          </draw:line>
          <draw:line draw:style-name="gr5" draw:text-style-name="P5" draw:layer="layout" svg:x1="3.556cm" svg:y1="3.302cm" svg:x2="4.108cm" svg:y2="3.302cm">
            <text:p/>
          </draw:line>
          <draw:line draw:style-name="gr6" draw:text-style-name="P5" draw:layer="layout" svg:x1="3.556cm" svg:y1="3.302cm" svg:x2="3.556cm" svg:y2="5.588cm">
            <text:p/>
          </draw:line>
          <draw:line draw:style-name="gr5" draw:text-style-name="P5" draw:layer="layout" svg:x1="3.556cm" svg:y1="5.588cm" svg:x2="4.108cm" svg:y2="5.588cm">
            <text:p/>
          </draw:line>
        </draw:g>
        <draw:custom-shape draw:style-name="gr7" draw:text-style-name="P5" draw:layer="layout" svg:width="0.508cm" svg:height="6.612cm" draw:transform="rotate (-1.56782926706651) translate (10.694cm 5.8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9" draw:layer="layout" svg:width="6.858cm" svg:height="1.361cm" svg:x="5.588cm" svg:y="6.513cm">
          <draw:text-box>
            <text:p text:style-name="P8"><text:span text:style-name="T4">Hit </text:span><text:span text:style-name="T4">Block </text:span><text:span text:style-name="T4">from </text:span><text:span text:style-name="T4">ME or </text:span><text:span text:style-name="T4">WIX </text:span><text:span text:style-name="T4">(not </text:span><text:span text:style-name="T4">time </text:span><text:span text:style-name="T4">sorted)</text:span></text:p>
          </draw:text-box>
        </draw:frame>
        <draw:frame draw:style-name="gr8" draw:text-style-name="P11" draw:layer="layout" svg:width="3.81cm" svg:height="0.645cm" draw:transform="rotate (1.54950330992057) translate (3.504cm 5.695cm)">
          <draw:text-box>
            <text:p text:style-name="P10"><text:span text:style-name="T5">WR</text:span><text:span text:style-name="T6"> </text:span><text:span text:style-name="T6">Readout</text:span></text:p>
          </draw:text-box>
        </draw:frame>
        <draw:g>
          <draw:custom-shape draw:style-name="gr9" draw:text-style-name="P7" draw:layer="layout" svg:width="0.508cm" svg:height="2.286cm" svg:x="2.899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6.709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5.947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5.185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4.423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3.661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8.995cm" svg:y="9.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508cm" svg:height="2.286cm" svg:x="8.233cm" svg:y="9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0.508cm" svg:height="0.762cm" svg:x="2.894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2.806cm 10.77cm)">
            <draw:text-box>
              <text:p text:style-name="P12"><text:span text:style-name="T5">WR</text:span></text:p>
            </draw:text-box>
          </draw:frame>
        </draw:g>
        <draw:g>
          <draw:custom-shape draw:style-name="gr10" draw:text-style-name="P7" draw:layer="layout" svg:width="0.508cm" svg:height="0.762cm" svg:x="3.641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3.553cm 10.77cm)">
            <draw:text-box>
              <text:p text:style-name="P12"><text:span text:style-name="T5">WR</text:span></text:p>
            </draw:text-box>
          </draw:frame>
        </draw:g>
        <draw:g>
          <draw:custom-shape draw:style-name="gr10" draw:text-style-name="P7" draw:layer="layout" svg:width="0.508cm" svg:height="0.762cm" svg:x="5.932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5.844cm 10.77cm)">
            <draw:text-box>
              <text:p text:style-name="P12"><text:span text:style-name="T5">WR</text:span></text:p>
            </draw:text-box>
          </draw:frame>
        </draw:g>
        <draw:g>
          <draw:custom-shape draw:style-name="gr10" draw:text-style-name="P7" draw:layer="layout" svg:width="0.508cm" svg:height="0.762cm" svg:x="6.689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6.601cm 10.722cm)">
            <draw:text-box>
              <text:p text:style-name="P12"><text:span text:style-name="T5">WR</text:span></text:p>
            </draw:text-box>
          </draw:frame>
        </draw:g>
        <draw:g>
          <draw:custom-shape draw:style-name="gr10" draw:text-style-name="P7" draw:layer="layout" svg:width="0.508cm" svg:height="0.762cm" svg:x="7.451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7.363cm 10.722cm)">
            <draw:text-box>
              <text:p text:style-name="P12"><text:span text:style-name="T5">WR</text:span></text:p>
            </draw:text-box>
          </draw:frame>
        </draw:g>
        <draw:g>
          <draw:custom-shape draw:style-name="gr10" draw:text-style-name="P7" draw:layer="layout" svg:width="0.508cm" svg:height="0.762cm" svg:x="8.262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8.174cm 10.722cm)">
            <draw:text-box>
              <text:p text:style-name="P12"><text:span text:style-name="T5">WR</text:span></text:p>
            </draw:text-box>
          </draw:frame>
        </draw:g>
        <draw:g>
          <draw:custom-shape draw:style-name="gr10" draw:text-style-name="P7" draw:layer="layout" svg:width="0.508cm" svg:height="0.762cm" svg:x="9.024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8.936cm 10.722cm)">
            <draw:text-box>
              <text:p text:style-name="P12"><text:span text:style-name="T5">WR</text:span></text:p>
            </draw:text-box>
          </draw:frame>
        </draw:g>
        <draw:g>
          <draw:custom-shape draw:style-name="gr10" draw:text-style-name="P7" draw:layer="layout" svg:width="0.508cm" svg:height="0.762cm" svg:x="4.403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4.315cm 10.77cm)">
            <draw:text-box>
              <text:p text:style-name="P12"><text:span text:style-name="T5">WR</text:span></text:p>
            </draw:text-box>
          </draw:frame>
        </draw:g>
        <draw:custom-shape draw:style-name="gr12" draw:text-style-name="P14" draw:layer="layout" svg:width="3.81cm" svg:height="1.016cm" svg:x="2.286cm" svg:y="7.874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7" draw:layer="layout" svg:width="0.508cm" svg:height="0.762cm" svg:x="5.165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3" draw:layer="layout" svg:width="3.556cm" svg:height="0.645cm" draw:transform="rotate (1.57428698529889) translate (5.077cm 10.77cm)">
            <draw:text-box>
              <text:p text:style-name="P12"><text:span text:style-name="T5">WR</text:span></text:p>
            </draw:text-box>
          </draw:frame>
        </draw:g>
        <draw:custom-shape draw:style-name="gr13" draw:text-style-name="P15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0.668cm" svg:height="6.858cm" svg:x="2.286cm" svg:y="7.874cm">
          <draw:text-box>
            <text:p text:style-name="P16"><text:span text:style-name="T3">“</text:span><text:span text:style-name="T3">Häc</text:span><text:span text:style-name="T3">ksler”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list text:style-name="L3">
              <text:list-item>
                <text:p text:style-name="P16"><text:span text:style-name="T7">Spli</text:span><text:span text:style-name="T7">ts </text:span><text:span text:style-name="T7">up </text:span><text:span text:style-name="T7">the </text:span><text:span text:style-name="T7">Hit </text:span><text:span text:style-name="T7">Blo</text:span><text:span text:style-name="T7">ck</text:span></text:p>
              </text:list-item>
              <text:list-item>
                <text:p text:style-name="P16"><text:span text:style-name="T7">Tim</text:span><text:span text:style-name="T7">e </text:span><text:span text:style-name="T7">sort</text:span><text:span text:style-name="T7">ing</text:span></text:p>
                <text:p text:style-name="P16"><text:span text:style-name="T7">(Fe</text:span><text:span text:style-name="T7">bex </text:span><text:span text:style-name="T7">time </text:span><text:span text:style-name="T7">inte</text:span><text:span text:style-name="T7">rpol</text:span><text:span text:style-name="T7">atio</text:span><text:span text:style-name="T7">n to </text:span><text:span text:style-name="T7">WR)</text:span></text:p>
              </text:list-item>
            </text:list>
          </draw:text-box>
        </draw:frame>
        <draw:frame draw:style-name="gr15" draw:text-style-name="P19" draw:layer="layout" svg:width="4.572cm" svg:height="2.384cm" svg:x="19.612cm" svg:y="9.344cm">
          <draw:text-box>
            <text:p text:style-name="P18"><text:span text:style-name="T8">DRA</text:span><text:span text:style-name="T8">SI </text:span><text:span text:style-name="T8">TO </text:span></text:p>
            <text:p text:style-name="P18"><text:span text:style-name="T9">(time </text:span><text:span text:style-name="T9">order)</text:span></text:p>
          </draw:text-box>
        </draw:frame>
        <draw:g>
          <draw:custom-shape draw:style-name="gr16" draw:text-style-name="P20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6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18" draw:text-style-name="P21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19" draw:text-style-name="P5" draw:layer="layout" svg:x1="12.954cm" svg:y1="11.176cm" svg:x2="18.542cm" svg:y2="10.414cm">
          <text:p/>
        </draw:line>
        <draw:line draw:style-name="gr19" draw:text-style-name="P5" draw:layer="layout" svg:x1="17.78cm" svg:y1="5.08cm" svg:x2="20.574cm" svg:y2="8.636cm">
          <text:p/>
        </draw:line>
        <draw:line draw:style-name="gr19" draw:text-style-name="P5" draw:layer="layout" svg:x1="26.162cm" svg:y1="5.08cm" svg:x2="22.86cm" svg:y2="8.636cm">
          <text:p/>
        </draw:line>
        <draw:custom-shape draw:style-name="gr20" draw:text-style-name="P22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1" draw:text-style-name="P15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6" draw:layer="layout" svg:width="4.318cm" svg:height="1.216cm" svg:x="20.012cm" svg:y="15.648cm">
            <draw:text-box>
              <text:p>File (LMD)</text:p>
            </draw:text-box>
          </draw:frame>
        </draw:g>
        <draw:frame draw:name="Foliennummernplatzhalter 5" presentation:style-name="pr3" draw:text-style-name="P24" draw:layer="layout" svg:width="7.619cm" svg:height="1.013cm" svg:x="25.413cm" svg:y="17.659cm">
          <draw:text-box>
            <text:p text:style-name="P23"><text:span text:style-name="T2"><text:page-number>&lt;number&gt;</text:page-number></text:span></text:p>
          </draw:text-box>
        </draw:frame>
        <presentation:notes draw:style-name="dp2" presentation:use-footer-name="ftr1">
          <draw:page-thumbnail draw:style-name="gr23" draw:layer="layout" svg:width="19.798cm" svg:height="11.136cm" svg:x="0.6cm" svg:y="2.257cm" draw:page-number="1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24" draw:text-style-name="P14" draw:layer="layout" svg:width="15.748cm" svg:height="14.478cm" svg:x="17.78cm" svg:y="3.048cm">
          <text:p/>
          <draw:enhanced-geometry svg:viewBox="0 0 21600 21600" draw:type="rectangle" draw:enhanced-path="M 0 0 L 21600 0 21600 21600 0 21600 0 0 Z N"/>
        </draw:custom-shape>
        <draw:frame draw:name="Titel 1" presentation:style-name="pr1" draw:text-style-name="P2" draw:layer="layout" svg:width="28.292cm" svg:height="1.273cm" svg:x="2.328cm" svg:y="0.556cm" presentation:class="title" presentation:user-transformed="true">
          <draw:text-box>
            <text:p text:style-name="P1"><text:span text:style-name="T1">O</text:span><text:span text:style-name="T1">ffl</text:span><text:span text:style-name="T1">in</text:span><text:span text:style-name="T1">e </text:span><text:span text:style-name="T1">Ti</text:span><text:span text:style-name="T1">m</text:span><text:span text:style-name="T1">e </text:span><text:span text:style-name="T1">S</text:span><text:span text:style-name="T1">ti</text:span><text:span text:style-name="T1">tc</text:span><text:span text:style-name="T1">hi</text:span><text:span text:style-name="T1">n</text:span><text:span text:style-name="T1">g </text:span><text:span text:style-name="T1">u</text:span><text:span text:style-name="T1">n</text:span><text:span text:style-name="T1">ti</text:span><text:span text:style-name="T1">l </text:span><text:span text:style-name="T1">2</text:span><text:span text:style-name="T1">0</text:span><text:span text:style-name="T1">2</text:span><text:span text:style-name="T1">0 </text:span></text:p>
          </draw:text-box>
        </draw:frame>
        <draw:frame draw:name="Datumsplatzhalter 3" presentation:style-name="pr5" draw:text-style-name="P4" draw:layer="layout" svg:width="4.656cm" svg:height="1.013cm" svg:x="5.292cm" svg:y="17.657cm" presentation:class="date-time" presentation:user-transformed="true">
          <draw:text-box>
            <text:p text:style-name="P3"><text:span text:style-name="T2">Tobias </text:span><text:span text:style-name="T2">Jenegge</text:span><text:span text:style-name="T2">r</text:span></text:p>
          </draw:text-box>
        </draw:frame>
        <draw:g xml:id="id1" draw:id="id1">
          <draw:custom-shape draw:style-name="gr21" draw:text-style-name="P15" draw:layer="layout" svg:width="3.556cm" svg:height="1.47cm" svg:x="5.334cm" svg:y="4.57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6" draw:layer="layout" svg:width="4.318cm" svg:height="1.216cm" svg:x="5.334cm" svg:y="4.826cm">
            <draw:text-box>
              <text:p>File (LMD)</text:p>
            </draw:text-box>
          </draw:frame>
        </draw:g>
        <draw:g>
          <draw:line draw:style-name="gr25" draw:text-style-name="P5" draw:layer="layout" svg:x1="0.254cm" svg:y1="9.906cm" svg:x2="14.732cm" svg:y2="9.906cm">
            <text:p/>
          </draw:line>
          <draw:line draw:style-name="gr26" draw:text-style-name="P5" draw:layer="layout" svg:x1="10.668cm" svg:y1="8.89cm" svg:x2="10.668cm" svg:y2="9.906cm">
            <text:p/>
          </draw:line>
          <draw:line draw:style-name="gr26" draw:text-style-name="P5" draw:layer="layout" svg:x1="2.032cm" svg:y1="8.89cm" svg:x2="2.032cm" svg:y2="9.906cm">
            <text:p/>
          </draw:line>
          <draw:line draw:style-name="gr26" draw:text-style-name="P5" draw:layer="layout" svg:x1="7.874cm" svg:y1="8.89cm" svg:x2="7.874cm" svg:y2="9.906cm">
            <text:p/>
          </draw:line>
          <draw:line draw:style-name="gr26" draw:text-style-name="P5" draw:layer="layout" svg:x1="7.166cm" svg:y1="8.89cm" svg:x2="7.166cm" svg:y2="9.906cm">
            <text:p/>
          </draw:line>
          <draw:line draw:style-name="gr26" draw:text-style-name="P5" draw:layer="layout" svg:x1="7.012cm" svg:y1="8.89cm" svg:x2="7.012cm" svg:y2="9.906cm">
            <text:p/>
          </draw:line>
          <draw:line draw:style-name="gr26" draw:text-style-name="P5" draw:layer="layout" svg:x1="6.858cm" svg:y1="8.89cm" svg:x2="6.858cm" svg:y2="9.906cm">
            <text:p/>
          </draw:line>
          <draw:line draw:style-name="gr26" draw:text-style-name="P5" draw:layer="layout" svg:x1="4.064cm" svg:y1="8.89cm" svg:x2="4.064cm" svg:y2="9.906cm">
            <text:p/>
          </draw:line>
          <draw:line draw:style-name="gr26" draw:text-style-name="P5" draw:layer="layout" svg:x1="3.81cm" svg:y1="8.89cm" svg:x2="3.81cm" svg:y2="9.906cm">
            <text:p/>
          </draw:line>
          <draw:line draw:style-name="gr26" draw:text-style-name="P5" draw:layer="layout" svg:x1="3.302cm" svg:y1="8.89cm" svg:x2="3.302cm" svg:y2="9.906cm">
            <text:p/>
          </draw:line>
          <draw:line draw:style-name="gr27" draw:text-style-name="P5" draw:layer="layout" svg:x1="11.022cm" svg:y1="8.89cm" svg:x2="11.022cm" svg:y2="9.906cm">
            <text:p/>
          </draw:line>
          <draw:line draw:style-name="gr26" draw:text-style-name="P5" draw:layer="layout" svg:x1="12.954cm" svg:y1="8.89cm" svg:x2="12.954cm" svg:y2="9.906cm">
            <text:p/>
          </draw:line>
          <draw:line draw:style-name="gr26" draw:text-style-name="P5" draw:layer="layout" svg:x1="11.176cm" svg:y1="8.89cm" svg:x2="11.176cm" svg:y2="9.906cm">
            <text:p/>
          </draw:line>
          <draw:line draw:style-name="gr27" draw:text-style-name="P5" draw:layer="layout" svg:x1="12.192cm" svg:y1="8.89cm" svg:x2="12.192cm" svg:y2="9.906cm">
            <text:p/>
          </draw:line>
          <draw:line draw:style-name="gr27" draw:text-style-name="P5" draw:layer="layout" svg:x1="2.894cm" svg:y1="8.89cm" svg:x2="2.894cm" svg:y2="9.906cm">
            <text:p/>
          </draw:line>
          <draw:line draw:style-name="gr27" draw:text-style-name="P5" draw:layer="layout" svg:x1="3.048cm" svg:y1="8.89cm" svg:x2="3.048cm" svg:y2="9.906cm">
            <text:p/>
          </draw:line>
          <draw:line draw:style-name="gr27" draw:text-style-name="P5" draw:layer="layout" svg:x1="6.704cm" svg:y1="8.89cm" svg:x2="6.704cm" svg:y2="9.906cm">
            <text:p/>
          </draw:line>
          <draw:line draw:style-name="gr28" draw:text-style-name="P5" draw:layer="layout" svg:x1="10.414cm" svg:y1="8.382cm" svg:x2="10.414cm" svg:y2="9.906cm">
            <text:p/>
          </draw:line>
          <draw:line draw:style-name="gr28" draw:text-style-name="P5" draw:layer="layout" svg:x1="2.286cm" svg:y1="8.382cm" svg:x2="2.286cm" svg:y2="9.906cm">
            <text:p/>
          </draw:line>
          <draw:line draw:style-name="gr28" draw:text-style-name="P5" draw:layer="layout" svg:x1="7.366cm" svg:y1="8.382cm" svg:x2="7.366cm" svg:y2="9.906cm">
            <text:p/>
          </draw:line>
          <draw:frame draw:style-name="gr8" draw:text-style-name="P27" draw:layer="layout" svg:width="2.286cm" svg:height="0.725cm" svg:x="13.97cm" svg:y="9.943cm">
            <draw:text-box>
              <text:p text:style-name="P26"><text:span text:style-name="T10">time</text:span></text:p>
            </draw:text-box>
          </draw:frame>
        </draw:g>
        <draw:g>
          <draw:line draw:style-name="gr25" draw:text-style-name="P5" draw:layer="layout" svg:x1="18.288cm" svg:y1="7.62cm" svg:x2="32.766cm" svg:y2="7.62cm">
            <text:p/>
          </draw:line>
          <draw:line draw:style-name="gr26" draw:text-style-name="P5" draw:layer="layout" svg:x1="28.702cm" svg:y1="6.604cm" svg:x2="28.702cm" svg:y2="7.62cm">
            <text:p/>
          </draw:line>
          <draw:line draw:style-name="gr26" draw:text-style-name="P5" draw:layer="layout" svg:x1="20.066cm" svg:y1="6.604cm" svg:x2="20.066cm" svg:y2="7.62cm">
            <text:p/>
          </draw:line>
          <draw:line draw:style-name="gr26" draw:text-style-name="P5" draw:layer="layout" svg:x1="25.908cm" svg:y1="6.604cm" svg:x2="25.908cm" svg:y2="7.62cm">
            <text:p/>
          </draw:line>
          <draw:line draw:style-name="gr26" draw:text-style-name="P5" draw:layer="layout" svg:x1="25.2cm" svg:y1="6.604cm" svg:x2="25.2cm" svg:y2="7.62cm">
            <text:p/>
          </draw:line>
          <draw:line draw:style-name="gr26" draw:text-style-name="P5" draw:layer="layout" svg:x1="25.046cm" svg:y1="6.604cm" svg:x2="25.046cm" svg:y2="7.62cm">
            <text:p/>
          </draw:line>
          <draw:line draw:style-name="gr26" draw:text-style-name="P5" draw:layer="layout" svg:x1="24.892cm" svg:y1="6.604cm" svg:x2="24.892cm" svg:y2="7.62cm">
            <text:p/>
          </draw:line>
          <draw:line draw:style-name="gr26" draw:text-style-name="P5" draw:layer="layout" svg:x1="22.098cm" svg:y1="6.604cm" svg:x2="22.098cm" svg:y2="7.62cm">
            <text:p/>
          </draw:line>
          <draw:line draw:style-name="gr26" draw:text-style-name="P5" draw:layer="layout" svg:x1="21.844cm" svg:y1="6.604cm" svg:x2="21.844cm" svg:y2="7.62cm">
            <text:p/>
          </draw:line>
          <draw:line draw:style-name="gr26" draw:text-style-name="P5" draw:layer="layout" svg:x1="21.336cm" svg:y1="6.604cm" svg:x2="21.336cm" svg:y2="7.62cm">
            <text:p/>
          </draw:line>
          <draw:line draw:style-name="gr27" draw:text-style-name="P5" draw:layer="layout" svg:x1="29.056cm" svg:y1="6.604cm" svg:x2="29.056cm" svg:y2="7.62cm">
            <text:p/>
          </draw:line>
          <draw:line draw:style-name="gr26" draw:text-style-name="P5" draw:layer="layout" svg:x1="30.988cm" svg:y1="6.604cm" svg:x2="30.988cm" svg:y2="7.62cm">
            <text:p/>
          </draw:line>
          <draw:line draw:style-name="gr26" draw:text-style-name="P5" draw:layer="layout" svg:x1="29.21cm" svg:y1="6.604cm" svg:x2="29.21cm" svg:y2="7.62cm">
            <text:p/>
          </draw:line>
          <draw:line draw:style-name="gr27" draw:text-style-name="P5" draw:layer="layout" svg:x1="30.226cm" svg:y1="6.604cm" svg:x2="30.226cm" svg:y2="7.62cm">
            <text:p/>
          </draw:line>
          <draw:line draw:style-name="gr27" draw:text-style-name="P5" draw:layer="layout" svg:x1="20.928cm" svg:y1="6.604cm" svg:x2="20.928cm" svg:y2="7.62cm">
            <text:p/>
          </draw:line>
          <draw:line draw:style-name="gr27" draw:text-style-name="P5" draw:layer="layout" svg:x1="21.082cm" svg:y1="6.604cm" svg:x2="21.082cm" svg:y2="7.62cm">
            <text:p/>
          </draw:line>
          <draw:line draw:style-name="gr27" draw:text-style-name="P5" draw:layer="layout" svg:x1="24.738cm" svg:y1="6.604cm" svg:x2="24.738cm" svg:y2="7.62cm">
            <text:p/>
          </draw:line>
          <draw:line draw:style-name="gr28" draw:text-style-name="P5" draw:layer="layout" svg:x1="28.448cm" svg:y1="6.096cm" svg:x2="28.448cm" svg:y2="7.62cm">
            <text:p/>
          </draw:line>
          <draw:line draw:style-name="gr28" draw:text-style-name="P5" draw:layer="layout" svg:x1="20.32cm" svg:y1="6.096cm" svg:x2="20.32cm" svg:y2="7.62cm">
            <text:p/>
          </draw:line>
          <draw:line draw:style-name="gr28" draw:text-style-name="P5" draw:layer="layout" svg:x1="25.4cm" svg:y1="6.096cm" svg:x2="25.4cm" svg:y2="7.62cm">
            <text:p/>
          </draw:line>
          <draw:frame draw:style-name="gr8" draw:text-style-name="P27" draw:layer="layout" svg:width="2.286cm" svg:height="0.725cm" svg:x="32.004cm" svg:y="7.657cm">
            <draw:text-box>
              <text:p text:style-name="P26"><text:span text:style-name="T10">time</text:span></text:p>
            </draw:text-box>
          </draw:frame>
        </draw:g>
        <draw:frame draw:style-name="gr8" draw:text-style-name="P29" draw:layer="layout" svg:width="9.144cm" svg:height="1.119cm" svg:x="21.59cm" svg:y="3.199cm">
          <draw:text-box>
            <text:p text:style-name="P28"><text:span text:style-name="T8">Uce</text:span><text:span text:style-name="T8">sb </text:span><text:span text:style-name="T8">Time </text:span><text:span text:style-name="T8">Stitc</text:span><text:span text:style-name="T8">her</text:span></text:p>
          </draw:text-box>
        </draw:frame>
        <draw:g>
          <draw:custom-shape draw:style-name="gr29" draw:text-style-name="P5" draw:layer="layout" svg:width="0.504cm" svg:height="2.793cm" draw:transform="rotate (1.58563162543685) translate (28.452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9" draw:text-style-name="P5" draw:layer="layout" svg:width="0.504cm" svg:height="2.793cm" draw:transform="rotate (1.58563162543685) translate (28.448cm 8.419cm)">
            <text:p/>
  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9" draw:text-style-name="P5" draw:layer="layout" svg:width="0.504cm" svg:height="2.793cm" draw:transform="rotate (1.58563162543685) translate (24.745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9" draw:text-style-name="P5" draw:layer="layout" svg:width="0.504cm" svg:height="2.793cm" draw:transform="rotate (1.58563162543685) translate (20.073cm 8.419cm)">
            <text:p/>
  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8" draw:text-style-name="P31" draw:layer="layout" svg:width="2.286cm" svg:height="0.725cm" svg:x="20.32cm" svg:y="8.673cm">
            <draw:text-box>
              <text:p text:style-name="P30"><text:span text:style-name="T11">Event i</text:span></text:p>
            </draw:text-box>
          </draw:frame>
        </draw:g>
        <draw:frame draw:style-name="gr30" draw:text-style-name="P31" draw:layer="layout" svg:width="2.54cm" svg:height="1.199cm" svg:x="28.702cm" svg:y="8.636cm">
          <draw:text-box>
            <text:p text:style-name="P30"><text:span text:style-name="T11">Event </text:span><text:span text:style-name="T11">i+2</text:span></text:p>
          </draw:text-box>
        </draw:frame>
        <draw:frame draw:style-name="gr30" draw:text-style-name="P31" draw:layer="layout" svg:width="2.794cm" svg:height="1.199cm" svg:x="24.892cm" svg:y="8.636cm">
          <draw:text-box>
            <text:p text:style-name="P30"><text:span text:style-name="T11">Event </text:span><text:span text:style-name="T11">i+1</text:span></text:p>
          </draw:text-box>
        </draw:frame>
        <draw:frame draw:style-name="gr8" draw:text-style-name="P6" draw:layer="layout" svg:width="10.668cm" svg:height="0.962cm" svg:x="3.556cm" svg:y="10.414cm">
          <draw:text-box>
            <text:p>time sorted hits</text:p>
          </draw:text-box>
        </draw:frame>
        <draw:frame draw:style-name="gr8" draw:text-style-name="P6" draw:layer="layout" svg:width="12.954cm" svg:height="6.028cm" svg:x="19.558cm" svg:y="11.244cm">
          <draw:text-box>
            <text:list text:style-name="L3">
              <text:list-item>
                <text:p text:style-name="P32">First detected hit opens event window</text:p>
              </text:list-item>
              <text:list-item>
                <text:p text:style-name="P32">Time Stitcher <text:span text:style-name="T3">doe</text:span><text:span text:style-name="T3">s </text:span><text:span text:style-name="T3">not </text:span><text:span text:style-name="T3">dist</text:span><text:span text:style-name="T3">ing</text:span><text:span text:style-name="T3">uis</text:span><text:span text:style-name="T3">h</text:span> between CALIFA, Main DAQ,.. hits</text:p>
              </text:list-item>
              <text:list-item>
                <text:p text:style-name="P32">Event window is closed after predefined time (eg. 8 <text:span text:style-name="T12">μ</text:span><text:span text:style-name="T13">s)</text:span> </text:p>
              </text:list-item>
            </text:list>
            <text:p text:style-name="P32"/>
            <text:p text:style-name="P32"/>
          </draw:text-box>
        </draw:frame>
        <draw:frame draw:style-name="gr31" draw:text-style-name="P18" draw:layer="layout" svg:width="1.999cm" svg:height="0.999cm" svg:x="16.024cm" svg:y="9.0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34" draw:layer="layout" svg:width="9.906cm" svg:height="1.038cm" svg:x="21.082cm" svg:y="9.63cm">
          <draw:text-box>
            <text:p text:style-name="P33"><text:span text:style-name="T14">Time </text:span><text:span text:style-name="T14">Stitc</text:span><text:span text:style-name="T14">hing </text:span><text:span text:style-name="T14">Algo</text:span><text:span text:style-name="T14">rith</text:span><text:span text:style-name="T14">m</text:span></text:p>
          </draw:text-box>
        </draw:frame>
        <draw:connector draw:style-name="gr32" draw:text-style-name="P5" draw:layer="layout" draw:type="curve" svg:x1="9.652cm" svg:y1="5.307cm" svg:x2="16.757cm" svg:y2="7.297cm" draw:start-shape="id1" svg:d="M9652 5307c5704 0 2152 1990 7105 1990" svg:viewBox="0 0 7106 1991">
          <text:p/>
        </draw:connector>
        <draw:line draw:style-name="gr33" draw:text-style-name="P5" draw:layer="layout" svg:x1="5.334cm" svg:y1="6.042cm" svg:x2="0.254cm" svg:y2="9.906cm">
          <text:p/>
        </draw:line>
        <draw:line draw:style-name="gr33" draw:text-style-name="P5" draw:layer="layout" svg:x1="8.89cm" svg:y1="6.042cm" svg:x2="14.732cm" svg:y2="9.906cm">
          <text:p/>
        </draw:line>
        <draw:frame draw:name="Foliennummernplatzhalter 5" presentation:style-name="pr6" draw:text-style-name="P24" draw:layer="layout" svg:width="7.619cm" svg:height="1.013cm" svg:x="25.412cm" svg:y="17.658cm">
          <draw:text-box>
            <text:p text:style-name="P23"><text:span text:style-name="T2"><text:page-number>&lt;number&gt;</text:page-number></text:span></text:p>
          </draw:text-box>
        </draw:frame>
        <presentation:notes draw:style-name="dp2" presentation:use-footer-name="ftr1">
          <draw:page-thumbnail draw:style-name="gr23" draw:layer="layout" svg:width="19.798cm" svg:height="11.136cm" svg:x="0.6cm" svg:y="2.257cm" draw:page-number="2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1T11" presentation:use-footer-name="ftr1">
        <office:forms form:automatic-focus="false" form:apply-design-mode="false"/>
        <draw:frame draw:name="Titel 6" presentation:style-name="pr1" draw:text-style-name="P2" draw:layer="layout" svg:width="28.292cm" svg:height="1.273cm" svg:x="2.328cm" svg:y="0.556cm" presentation:class="title" presentation:user-transformed="true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A</text:span><text:span text:style-name="T1">c</text:span><text:span text:style-name="T1">q</text:span><text:span text:style-name="T1">ui</text:span><text:span text:style-name="T1">si</text:span><text:span text:style-name="T1">ti</text:span><text:span text:style-name="T1">o</text:span><text:span text:style-name="T1">n/</text:span><text:span text:style-name="T1">E</text:span><text:span text:style-name="T1">v</text:span><text:span text:style-name="T1">e</text:span><text:span text:style-name="T1">n</text:span><text:span text:style-name="T1">t </text:span><text:span text:style-name="T1">B</text:span><text:span text:style-name="T1">ui</text:span><text:span text:style-name="T1">ld</text:span><text:span text:style-name="T1">in</text:span><text:span text:style-name="T1">g </text:span><text:span text:style-name="T1">si</text:span><text:span text:style-name="T1">n</text:span><text:span text:style-name="T1">c</text:span><text:span text:style-name="T1">e </text:span><text:span text:style-name="T1">2</text:span><text:span text:style-name="T1">0</text:span><text:span text:style-name="T1">2</text:span><text:span text:style-name="T1">1</text:span></text:p>
          </draw:text-box>
        </draw:frame>
        <draw:frame draw:name="Datumsplatzhalter 3" presentation:style-name="pr7" draw:text-style-name="P4" draw:layer="layout" svg:width="4.656cm" svg:height="1.013cm" svg:x="5.292cm" svg:y="17.657cm" presentation:class="date-time" presentation:user-transformed="true">
          <draw:text-box>
            <text:p text:style-name="P3"><text:span text:style-name="T2">Tobias </text:span><text:span text:style-name="T2">Jenegge</text:span><text:span text:style-name="T2">r</text:span></text:p>
          </draw:text-box>
        </draw:frame>
        <draw:frame draw:style-name="gr8" draw:text-style-name="P6" draw:layer="layout" svg:width="11.684cm" svg:height="0.962cm" svg:x="1.27cm" svg:y="5.08cm">
          <draw:text-box>
            <text:p><text:span text:style-name="T3">CALI</text:span><text:span text:style-name="T3">FA </text:span><text:span text:style-name="T3">DAQ</text:span> (Multi Event Readout)</text:p>
          </draw:text-box>
        </draw:frame>
        <draw:g>
          <draw:g>
            <draw:custom-shape draw:style-name="gr3" draw:text-style-name="P7" draw:layer="layout" svg:width="7.112cm" svg:height="2.286cm" svg:x="2.091cm" svg:y="6.604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2.599cm" svg:y1="6.604cm" svg:x2="2.599cm" svg:y2="8.89cm">
              <text:p/>
            </draw:line>
            <draw:line draw:style-name="gr4" draw:text-style-name="P5" draw:layer="layout" svg:x1="7.679cm" svg:y1="6.604cm" svg:x2="7.679cm" svg:y2="8.89cm">
              <text:p/>
            </draw:line>
            <draw:line draw:style-name="gr4" draw:text-style-name="P5" draw:layer="layout" svg:x1="7.171cm" svg:y1="6.604cm" svg:x2="7.171cm" svg:y2="8.89cm">
              <text:p/>
            </draw:line>
            <draw:line draw:style-name="gr4" draw:text-style-name="P5" draw:layer="layout" svg:x1="6.663cm" svg:y1="6.604cm" svg:x2="6.663cm" svg:y2="8.89cm">
              <text:p/>
            </draw:line>
            <draw:line draw:style-name="gr4" draw:text-style-name="P5" draw:layer="layout" svg:x1="6.155cm" svg:y1="6.604cm" svg:x2="6.155cm" svg:y2="8.89cm">
              <text:p/>
            </draw:line>
            <draw:line draw:style-name="gr4" draw:text-style-name="P5" draw:layer="layout" svg:x1="4.123cm" svg:y1="6.604cm" svg:x2="4.123cm" svg:y2="8.89cm">
              <text:p/>
            </draw:line>
            <draw:line draw:style-name="gr4" draw:text-style-name="P5" draw:layer="layout" svg:x1="3.615cm" svg:y1="6.604cm" svg:x2="3.615cm" svg:y2="8.89cm">
              <text:p/>
            </draw:line>
            <draw:line draw:style-name="gr4" draw:text-style-name="P5" draw:layer="layout" svg:x1="3.107cm" svg:y1="6.604cm" svg:x2="3.107cm" svg:y2="8.89cm">
              <text:p/>
            </draw:line>
            <draw:line draw:style-name="gr4" draw:text-style-name="P5" draw:layer="layout" svg:x1="5.647cm" svg:y1="6.604cm" svg:x2="5.647cm" svg:y2="8.89cm">
              <text:p/>
            </draw:line>
            <draw:line draw:style-name="gr4" draw:text-style-name="P5" draw:layer="layout" svg:x1="5.139cm" svg:y1="6.604cm" svg:x2="5.139cm" svg:y2="8.89cm">
              <text:p/>
            </draw:line>
            <draw:line draw:style-name="gr4" draw:text-style-name="P5" draw:layer="layout" svg:x1="4.631cm" svg:y1="6.604cm" svg:x2="4.631cm" svg:y2="8.89cm">
              <text:p/>
            </draw:line>
            <draw:line draw:style-name="gr5" draw:text-style-name="P5" draw:layer="layout" svg:x1="2.599cm" svg:y1="6.604cm" svg:x2="2.599cm" svg:y2="8.89cm">
              <text:p/>
            </draw:line>
            <draw:line draw:style-name="gr4" draw:text-style-name="P5" draw:layer="layout" svg:x1="8.695cm" svg:y1="6.604cm" svg:x2="8.695cm" svg:y2="8.89cm">
              <text:p/>
            </draw:line>
            <draw:line draw:style-name="gr4" draw:text-style-name="P5" draw:layer="layout" svg:x1="8.187cm" svg:y1="6.604cm" svg:x2="8.187cm" svg:y2="8.89cm">
              <text:p/>
            </draw:line>
            <draw:line draw:style-name="gr5" draw:text-style-name="P5" draw:layer="layout" svg:x1="2.047cm" svg:y1="6.604cm" svg:x2="2.599cm" svg:y2="6.604cm">
              <text:p/>
            </draw:line>
            <draw:line draw:style-name="gr6" draw:text-style-name="P5" draw:layer="layout" svg:x1="2.047cm" svg:y1="6.604cm" svg:x2="2.047cm" svg:y2="8.89cm">
              <text:p/>
            </draw:line>
            <draw:line draw:style-name="gr5" draw:text-style-name="P5" draw:layer="layout" svg:x1="2.047cm" svg:y1="8.89cm" svg:x2="2.599cm" svg:y2="8.89cm">
              <text:p/>
            </draw:line>
          </draw:g>
          <draw:custom-shape draw:style-name="gr7" draw:text-style-name="P5" draw:layer="layout" svg:width="0.508cm" svg:height="6.612cm" draw:transform="rotate (-1.56782926706651) translate (9.185cm 9.13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8" draw:text-style-name="P9" draw:layer="layout" svg:width="6.858cm" svg:height="1.361cm" svg:x="2.794cm" svg:y="9.862cm">
            <draw:text-box>
              <text:p text:style-name="P8"><text:span text:style-name="T15">Hit </text:span><text:span text:style-name="T15">Block </text:span><text:span text:style-name="T4">from </text:span><text:span text:style-name="T4">ME or </text:span><text:span text:style-name="T4">WIX </text:span><text:span text:style-name="T4">(not </text:span><text:span text:style-name="T4">time </text:span><text:span text:style-name="T4">sorted)</text:span></text:p>
            </draw:text-box>
          </draw:frame>
        </draw:g>
        <draw:frame draw:style-name="gr8" draw:text-style-name="P11" draw:layer="layout" svg:width="3.81cm" svg:height="0.645cm" draw:transform="rotate (1.54950330992057) translate (2.004cm 8.995cm)">
          <draw:text-box>
            <text:p text:style-name="P10"><text:span text:style-name="T5">WR</text:span><text:span text:style-name="T6"> </text:span><text:span text:style-name="T6">Readout</text:span></text:p>
          </draw:text-box>
        </draw:frame>
        <draw:custom-shape draw:style-name="gr13" draw:text-style-name="P15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4.572cm" svg:height="2.384cm" svg:x="19.612cm" svg:y="9.344cm">
          <draw:text-box>
            <text:p text:style-name="P18"><text:span text:style-name="T8">DRA</text:span><text:span text:style-name="T8">SI </text:span><text:span text:style-name="T8">TO </text:span></text:p>
            <text:p text:style-name="P18"><text:span text:style-name="T9">(time </text:span><text:span text:style-name="T9">order)</text:span></text:p>
          </draw:text-box>
        </draw:frame>
        <draw:g>
          <draw:custom-shape draw:style-name="gr16" draw:text-style-name="P20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6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18" draw:text-style-name="P21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19" draw:text-style-name="P5" draw:layer="layout" svg:x1="9.652cm" svg:y1="7.874cm" svg:x2="18.542cm" svg:y2="10.414cm">
          <text:p/>
        </draw:line>
        <draw:line draw:style-name="gr19" draw:text-style-name="P5" draw:layer="layout" svg:x1="17.78cm" svg:y1="5.08cm" svg:x2="20.574cm" svg:y2="8.636cm">
          <text:p/>
        </draw:line>
        <draw:line draw:style-name="gr19" draw:text-style-name="P5" draw:layer="layout" svg:x1="26.162cm" svg:y1="5.08cm" svg:x2="22.86cm" svg:y2="8.636cm">
          <text:p/>
        </draw:line>
        <draw:custom-shape draw:style-name="gr20" draw:text-style-name="P22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1" draw:text-style-name="P15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6" draw:layer="layout" svg:width="4.318cm" svg:height="1.216cm" svg:x="20.012cm" svg:y="15.648cm">
            <draw:text-box>
              <text:p>File (LMD)</text:p>
            </draw:text-box>
          </draw:frame>
        </draw:g>
        <draw:frame draw:style-name="gr8" draw:text-style-name="P36" draw:layer="layout" svg:width="11.176cm" svg:height="0.962cm" svg:x="2.794cm" svg:y="11.23cm">
          <draw:text-box>
            <text:p text:style-name="P35"><text:span text:style-name="T16">NO </text:span><text:span text:style-name="T16">HÄC</text:span><text:span text:style-name="T16">KSLE</text:span><text:span text:style-name="T16">R!</text:span></text:p>
          </draw:text-box>
        </draw:frame>
        <draw:frame draw:name="Foliennummernplatzhalter 5" presentation:style-name="pr8" draw:text-style-name="P24" draw:layer="layout" svg:width="7.619cm" svg:height="1.013cm" svg:x="25.413cm" svg:y="17.659cm">
          <draw:text-box>
            <text:p text:style-name="P23"><text:span text:style-name="T2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23" draw:layer="layout" svg:width="19.798cm" svg:height="11.136cm" svg:x="0.6cm" svg:y="2.257cm" draw:page-number="3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11" presentation:use-footer-name="ftr1">
        <office:forms form:automatic-focus="false" form:apply-design-mode="false"/>
        <draw:frame draw:name="Titel 1" presentation:style-name="pr1" draw:text-style-name="P2" draw:layer="layout" svg:width="28.292cm" svg:height="1.273cm" svg:x="2.328cm" svg:y="0.556cm" presentation:class="title" presentation:user-transformed="true">
          <draw:text-box>
            <text:p text:style-name="P1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L</text:span><text:span text:style-name="T1">M</text:span><text:span text:style-name="T1">D </text:span><text:span text:style-name="T1">Fi</text:span><text:span text:style-name="T1">le </text:span><text:span text:style-name="T1">si</text:span><text:span text:style-name="T1">n</text:span><text:span text:style-name="T1">c</text:span><text:span text:style-name="T1">e </text:span><text:span text:style-name="T1">2</text:span><text:span text:style-name="T1">0</text:span><text:span text:style-name="T1">2</text:span><text:span text:style-name="T1">1</text:span></text:p>
          </draw:text-box>
        </draw:frame>
        <draw:frame draw:name="Datumsplatzhalter 3" presentation:style-name="pr9" draw:text-style-name="P4" draw:layer="layout" svg:width="4.656cm" svg:height="1.013cm" svg:x="5.292cm" svg:y="17.657cm" presentation:class="date-time" presentation:user-transformed="true">
          <draw:text-box>
            <text:p text:style-name="P3"><text:span text:style-name="T2">Tobias </text:span><text:span text:style-name="T2">Jenegge</text:span><text:span text:style-name="T2">r</text:span></text:p>
          </draw:text-box>
        </draw:frame>
        <draw:g>
          <draw:custom-shape draw:style-name="gr21" draw:text-style-name="P15" draw:layer="layout" svg:width="3.556cm" svg:height="1.47cm" svg:x="14.224cm" svg:y="3.30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6" draw:layer="layout" svg:width="4.318cm" svg:height="1.216cm" svg:x="14.224cm" svg:y="3.556cm">
            <draw:text-box>
              <text:p>File (LMD)</text:p>
            </draw:text-box>
          </draw:frame>
        </draw:g>
        <draw:frame draw:style-name="gr31" draw:text-style-name="P18" draw:layer="layout" svg:width="1.999cm" svg:height="0.999cm" svg:x="17.04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6" draw:layer="layout" svg:width="23.368cm" svg:height="3.584cm" svg:x="7.874cm" svg:y="10.976cm">
          <draw:text-box>
            <text:list text:style-name="L3">
              <text:list-item>
                <text:p text:style-name="P37">CALIFA Hits are collected to Hit Blocks (Messel or Wixhausen)</text:p>
              </text:list-item>
              <text:list-item>
                <text:p text:style-name="P37">Hit Blocks are sorted according to the WR Readout timestamp ( <text:s text:c="2"/><text:s/>)</text:p>
              </text:list-item>
              <text:list-item>
                <text:p text:style-name="P37"><text:span text:style-name="T3">Hit</text:span><text:span text:style-name="T3">s </text:span><text:span text:style-name="T3">insi</text:span><text:span text:style-name="T3">de </text:span><text:span text:style-name="T3">Blo</text:span><text:span text:style-name="T3">ck </text:span><text:span text:style-name="T3">are </text:span><text:span text:style-name="T3">not </text:span><text:span text:style-name="T3">tim</text:span><text:span text:style-name="T3">e </text:span><text:span text:style-name="T3">sor</text:span><text:span text:style-name="T3">ted </text:span><text:span text:style-name="T3">! <text:s/></text:span></text:p>
              </text:list-item>
            </text:list>
          </draw:text-box>
        </draw:frame>
        <draw:g>
          <draw:frame draw:style-name="gr8" draw:text-style-name="P27" draw:layer="layout" svg:width="2.286cm" svg:height="0.725cm" svg:x="28.702cm" svg:y="9.003cm">
            <draw:text-box>
              <text:p text:style-name="P26"><text:span text:style-name="T10">time</text:span></text:p>
            </draw:text-box>
          </draw:frame>
          <draw:line draw:style-name="gr25" draw:text-style-name="P5" draw:layer="layout" svg:x1="3.302cm" svg:y1="8.966cm" svg:x2="28.956cm" svg:y2="8.966cm">
            <text:p/>
          </draw:line>
          <draw:line draw:style-name="gr27" draw:text-style-name="P5" draw:layer="layout" svg:x1="23.368cm" svg:y1="7.95cm" svg:x2="23.368cm" svg:y2="8.966cm">
            <text:p/>
          </draw:line>
          <draw:line draw:style-name="gr27" draw:text-style-name="P5" draw:layer="layout" svg:x1="25.146cm" svg:y1="7.95cm" svg:x2="25.146cm" svg:y2="8.966cm">
            <text:p/>
          </draw:line>
          <draw:line draw:style-name="gr27" draw:text-style-name="P5" draw:layer="layout" svg:x1="8.89cm" svg:y1="7.95cm" svg:x2="8.89cm" svg:y2="8.966cm">
            <text:p/>
          </draw:line>
          <draw:line draw:style-name="gr27" draw:text-style-name="P5" draw:layer="layout" svg:x1="5.334cm" svg:y1="7.95cm" svg:x2="5.334cm" svg:y2="8.966cm">
            <text:p/>
          </draw:line>
          <draw:line draw:style-name="gr27" draw:text-style-name="P5" draw:layer="layout" svg:x1="12.192cm" svg:y1="7.95cm" svg:x2="12.192cm" svg:y2="8.966cm">
            <text:p/>
          </draw:line>
          <draw:line draw:style-name="gr28" draw:text-style-name="P5" draw:layer="layout" svg:x1="23.114cm" svg:y1="7.442cm" svg:x2="23.114cm" svg:y2="8.966cm">
            <text:p/>
          </draw:line>
          <draw:line draw:style-name="gr28" draw:text-style-name="P5" draw:layer="layout" svg:x1="12.446cm" svg:y1="7.442cm" svg:x2="12.446cm" svg:y2="8.966cm">
            <text:p/>
          </draw:line>
          <draw:g>
            <draw:custom-shape draw:style-name="gr34" draw:text-style-name="P7" draw:layer="layout" svg:width="2.032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954cm" svg:y1="7.95cm" svg:x2="12.954cm" svg:y2="8.966cm">
              <text:p/>
            </draw:line>
            <draw:line draw:style-name="gr4" draw:text-style-name="P5" draw:layer="layout" svg:x1="13.954cm" svg:y1="7.95cm" svg:x2="13.954cm" svg:y2="8.966cm">
              <text:p/>
            </draw:line>
            <draw:line draw:style-name="gr4" draw:text-style-name="P5" draw:layer="layout" svg:x1="14.154cm" svg:y1="7.95cm" svg:x2="14.154cm" svg:y2="8.966cm">
              <text:p/>
            </draw:line>
            <draw:line draw:style-name="gr4" draw:text-style-name="P5" draw:layer="layout" svg:x1="14.354cm" svg:y1="7.95cm" svg:x2="14.354cm" svg:y2="8.966cm">
              <text:p/>
            </draw:line>
            <draw:line draw:style-name="gr4" draw:text-style-name="P5" draw:layer="layout" svg:x1="14.554cm" svg:y1="7.95cm" svg:x2="14.554cm" svg:y2="8.966cm">
              <text:p/>
            </draw:line>
            <draw:line draw:style-name="gr4" draw:text-style-name="P5" draw:layer="layout" svg:x1="13.154cm" svg:y1="7.95cm" svg:x2="13.154cm" svg:y2="8.966cm">
              <text:p/>
            </draw:line>
            <draw:line draw:style-name="gr4" draw:text-style-name="P5" draw:layer="layout" svg:x1="13.354cm" svg:y1="7.95cm" svg:x2="13.354cm" svg:y2="8.966cm">
              <text:p/>
            </draw:line>
            <draw:line draw:style-name="gr4" draw:text-style-name="P5" draw:layer="layout" svg:x1="13.562cm" svg:y1="7.95cm" svg:x2="13.562cm" svg:y2="8.966cm">
              <text:p/>
            </draw:line>
            <draw:line draw:style-name="gr4" draw:text-style-name="P5" draw:layer="layout" svg:x1="13.754cm" svg:y1="7.95cm" svg:x2="13.754cm" svg:y2="8.966cm">
              <text:p/>
            </draw:line>
            <draw:custom-shape draw:style-name="gr35" draw:text-style-name="P7" draw:layer="layout" svg:width="0.254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7" draw:layer="layout" svg:width="2.032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934cm" svg:y1="7.95cm" svg:x2="12.934cm" svg:y2="8.966cm">
              <text:p/>
            </draw:line>
            <draw:line draw:style-name="gr4" draw:text-style-name="P5" draw:layer="layout" svg:x1="13.934cm" svg:y1="7.95cm" svg:x2="13.934cm" svg:y2="8.966cm">
              <text:p/>
            </draw:line>
            <draw:line draw:style-name="gr4" draw:text-style-name="P5" draw:layer="layout" svg:x1="14.134cm" svg:y1="7.95cm" svg:x2="14.134cm" svg:y2="8.966cm">
              <text:p/>
            </draw:line>
            <draw:line draw:style-name="gr4" draw:text-style-name="P5" draw:layer="layout" svg:x1="14.334cm" svg:y1="7.95cm" svg:x2="14.334cm" svg:y2="8.966cm">
              <text:p/>
            </draw:line>
            <draw:line draw:style-name="gr4" draw:text-style-name="P5" draw:layer="layout" svg:x1="14.534cm" svg:y1="7.95cm" svg:x2="14.534cm" svg:y2="8.966cm">
              <text:p/>
            </draw:line>
            <draw:line draw:style-name="gr4" draw:text-style-name="P5" draw:layer="layout" svg:x1="13.134cm" svg:y1="7.95cm" svg:x2="13.134cm" svg:y2="8.966cm">
              <text:p/>
            </draw:line>
            <draw:line draw:style-name="gr4" draw:text-style-name="P5" draw:layer="layout" svg:x1="13.334cm" svg:y1="7.95cm" svg:x2="13.334cm" svg:y2="8.966cm">
              <text:p/>
            </draw:line>
            <draw:line draw:style-name="gr4" draw:text-style-name="P5" draw:layer="layout" svg:x1="13.542cm" svg:y1="7.95cm" svg:x2="13.542cm" svg:y2="8.966cm">
              <text:p/>
            </draw:line>
            <draw:line draw:style-name="gr4" draw:text-style-name="P5" draw:layer="layout" svg:x1="13.734cm" svg:y1="7.95cm" svg:x2="13.734cm" svg:y2="8.966cm">
              <text:p/>
            </draw:line>
            <draw:custom-shape draw:style-name="gr35" draw:text-style-name="P7" draw:layer="layout" svg:width="0.254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7" draw:layer="layout" svg:width="2.032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858cm" svg:y1="7.95cm" svg:x2="6.858cm" svg:y2="8.966cm">
              <text:p/>
            </draw:line>
            <draw:line draw:style-name="gr4" draw:text-style-name="P5" draw:layer="layout" svg:x1="7.858cm" svg:y1="7.95cm" svg:x2="7.858cm" svg:y2="8.966cm">
              <text:p/>
            </draw:line>
            <draw:line draw:style-name="gr4" draw:text-style-name="P5" draw:layer="layout" svg:x1="8.058cm" svg:y1="7.95cm" svg:x2="8.058cm" svg:y2="8.966cm">
              <text:p/>
            </draw:line>
            <draw:line draw:style-name="gr4" draw:text-style-name="P5" draw:layer="layout" svg:x1="8.258cm" svg:y1="7.95cm" svg:x2="8.258cm" svg:y2="8.966cm">
              <text:p/>
            </draw:line>
            <draw:line draw:style-name="gr4" draw:text-style-name="P5" draw:layer="layout" svg:x1="8.458cm" svg:y1="7.95cm" svg:x2="8.458cm" svg:y2="8.966cm">
              <text:p/>
            </draw:line>
            <draw:line draw:style-name="gr4" draw:text-style-name="P5" draw:layer="layout" svg:x1="7.058cm" svg:y1="7.95cm" svg:x2="7.058cm" svg:y2="8.966cm">
              <text:p/>
            </draw:line>
            <draw:line draw:style-name="gr4" draw:text-style-name="P5" draw:layer="layout" svg:x1="7.258cm" svg:y1="7.95cm" svg:x2="7.258cm" svg:y2="8.966cm">
              <text:p/>
            </draw:line>
            <draw:line draw:style-name="gr4" draw:text-style-name="P5" draw:layer="layout" svg:x1="7.466cm" svg:y1="7.95cm" svg:x2="7.466cm" svg:y2="8.966cm">
              <text:p/>
            </draw:line>
            <draw:line draw:style-name="gr4" draw:text-style-name="P5" draw:layer="layout" svg:x1="7.658cm" svg:y1="7.95cm" svg:x2="7.658cm" svg:y2="8.966cm">
              <text:p/>
            </draw:line>
            <draw:custom-shape draw:style-name="gr35" draw:text-style-name="P7" draw:layer="layout" svg:width="0.254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7" draw:layer="layout" svg:width="2.032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1.082cm" svg:y1="7.95cm" svg:x2="21.082cm" svg:y2="8.966cm">
            <text:p/>
          </draw:line>
          <draw:line draw:style-name="gr4" draw:text-style-name="P5" draw:layer="layout" svg:x1="22.082cm" svg:y1="7.95cm" svg:x2="22.082cm" svg:y2="8.966cm">
            <text:p/>
          </draw:line>
          <draw:line draw:style-name="gr4" draw:text-style-name="P5" draw:layer="layout" svg:x1="22.282cm" svg:y1="7.95cm" svg:x2="22.282cm" svg:y2="8.966cm">
            <text:p/>
          </draw:line>
          <draw:line draw:style-name="gr4" draw:text-style-name="P5" draw:layer="layout" svg:x1="22.482cm" svg:y1="7.95cm" svg:x2="22.482cm" svg:y2="8.966cm">
            <text:p/>
          </draw:line>
          <draw:line draw:style-name="gr4" draw:text-style-name="P5" draw:layer="layout" svg:x1="22.682cm" svg:y1="7.95cm" svg:x2="22.682cm" svg:y2="8.966cm">
            <text:p/>
          </draw:line>
          <draw:line draw:style-name="gr4" draw:text-style-name="P5" draw:layer="layout" svg:x1="21.282cm" svg:y1="7.95cm" svg:x2="21.282cm" svg:y2="8.966cm">
            <text:p/>
          </draw:line>
          <draw:line draw:style-name="gr4" draw:text-style-name="P5" draw:layer="layout" svg:x1="21.482cm" svg:y1="7.95cm" svg:x2="21.482cm" svg:y2="8.966cm">
            <text:p/>
          </draw:line>
          <draw:line draw:style-name="gr4" draw:text-style-name="P5" draw:layer="layout" svg:x1="21.69cm" svg:y1="7.95cm" svg:x2="21.69cm" svg:y2="8.966cm">
            <text:p/>
          </draw:line>
          <draw:line draw:style-name="gr4" draw:text-style-name="P5" draw:layer="layout" svg:x1="21.882cm" svg:y1="7.95cm" svg:x2="21.882cm" svg:y2="8.966cm">
            <text:p/>
          </draw:line>
          <draw:custom-shape draw:style-name="gr35" draw:text-style-name="P7" draw:layer="layout" svg:width="0.254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5" draw:layer="layout" svg:x1="7.366cm" svg:y1="7.442cm" svg:x2="7.366cm" svg:y2="8.966cm">
            <text:p/>
          </draw:line>
          <draw:frame draw:style-name="gr8" draw:text-style-name="P39" draw:layer="layout" svg:width="1.524cm" svg:height="0.683cm" svg:x="21.282cm" svg:y="7.267cm">
            <draw:text-box>
              <text:p text:style-name="P38"><text:span text:style-name="T17">ME</text:span></text:p>
            </draw:text-box>
          </draw:frame>
          <draw:frame draw:style-name="gr36" draw:text-style-name="P39" draw:layer="layout" svg:width="1.524cm" svg:height="0.683cm" svg:x="7.466cm" svg:y="7.267cm">
            <draw:text-box>
              <text:p text:style-name="P38"><text:span text:style-name="T17">WIX</text:span></text:p>
            </draw:text-box>
          </draw:frame>
          <draw:frame draw:style-name="gr8" draw:text-style-name="P39" draw:layer="layout" svg:width="1.524cm" svg:height="0.683cm" svg:x="13.03cm" svg:y="7.267cm">
            <draw:text-box>
              <text:p text:style-name="P38"><text:span text:style-name="T17">WIX</text:span></text:p>
            </draw:text-box>
          </draw:frame>
        </draw:g>
        <draw:custom-shape draw:style-name="gr35" draw:text-style-name="P7" draw:layer="layout" svg:width="0.254cm" svg:height="1.016cm" svg:x="26.77cm" svg:y="12.29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762cm" svg:height="1.016cm" svg:x="14.478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1" draw:layer="layout" svg:width="20.574cm" svg:height="0.962cm" svg:x="5.08cm" svg:y="16.002cm">
          <draw:text-box>
            <text:p text:style-name="P40"><text:span text:style-name="T3"><text:s/></text:span><text:span text:style-name="T3">CALI</text:span><text:span text:style-name="T3">FA </text:span><text:span text:style-name="T3">singl</text:span><text:span text:style-name="T3">e hit </text:span><text:span text:style-name="T3">time </text:span><text:span text:style-name="T3">sortin</text:span><text:span text:style-name="T3">g </text:span><text:span text:style-name="T3">need</text:span><text:span text:style-name="T3">ed!</text:span></text:p>
          </draw:text-box>
        </draw:frame>
        <draw:frame draw:name="Foliennummernplatzhalter 5" presentation:style-name="pr10" draw:text-style-name="P24" draw:layer="layout" svg:width="7.619cm" svg:height="1.013cm" svg:x="25.412cm" svg:y="17.658cm">
          <draw:text-box>
            <text:p text:style-name="P23"><text:span text:style-name="T2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23" draw:layer="layout" svg:width="19.798cm" svg:height="11.136cm" svg:x="0.6cm" svg:y="2.257cm" draw:page-number="4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38" draw:text-style-name="P14" xml:id="id5" draw:id="id5" draw:layer="layout" svg:width="0.508cm" svg:height="1.016cm" svg:x="5.588cm" svg:y="14.322cm">
          <text:p/>
          <draw:enhanced-geometry svg:viewBox="0 0 21600 21600" draw:type="rectangle" draw:enhanced-path="M 0 0 L 21600 0 21600 21600 0 21600 0 0 Z N"/>
        </draw:custom-shape>
        <draw:frame draw:name="Titel 1" presentation:style-name="pr1" draw:text-style-name="P2" draw:layer="layout" svg:width="28.292cm" svg:height="1.273cm" svg:x="2.328cm" svg:y="0.556cm" presentation:class="title" presentation:user-transformed="true">
          <draw:text-box>
            <text:p text:style-name="P1"><text:span text:style-name="T1">O</text:span><text:span text:style-name="T1">ffl</text:span><text:span text:style-name="T1">in</text:span><text:span text:style-name="T1">e </text:span><text:span text:style-name="T1">Ti</text:span><text:span text:style-name="T1">m</text:span><text:span text:style-name="T1">e </text:span><text:span text:style-name="T1">S</text:span><text:span text:style-name="T1">o</text:span><text:span text:style-name="T1">rt</text:span><text:span text:style-name="T1">in</text:span><text:span text:style-name="T1">g </text:span><text:span text:style-name="T1">a</text:span><text:span text:style-name="T1">n</text:span><text:span text:style-name="T1">d </text:span><text:span text:style-name="T1">S</text:span><text:span text:style-name="T1">ti</text:span><text:span text:style-name="T1">tc</text:span><text:span text:style-name="T1">hi</text:span><text:span text:style-name="T1">n</text:span><text:span text:style-name="T1">g </text:span><text:span text:style-name="T1">si</text:span><text:span text:style-name="T1">n</text:span><text:span text:style-name="T1">c</text:span><text:span text:style-name="T1">e </text:span><text:span text:style-name="T1">2</text:span><text:span text:style-name="T1">0</text:span><text:span text:style-name="T1">2</text:span><text:span text:style-name="T1">1</text:span></text:p>
          </draw:text-box>
        </draw:frame>
        <draw:frame draw:name="Datumsplatzhalter 3" presentation:style-name="pr11" draw:text-style-name="P4" draw:layer="layout" svg:width="4.656cm" svg:height="1.013cm" svg:x="5.292cm" svg:y="17.657cm" presentation:class="date-time" presentation:user-transformed="true">
          <draw:text-box>
            <text:p text:style-name="P3"><text:span text:style-name="T2">Tobias </text:span><text:span text:style-name="T2">Jenegge</text:span><text:span text:style-name="T2">r</text:span></text:p>
          </draw:text-box>
        </draw:frame>
        <draw:g>
          <draw:custom-shape draw:style-name="gr21" draw:text-style-name="P15" draw:layer="layout" svg:width="3.556cm" svg:height="1.47cm" svg:x="5.034cm" svg:y="3.30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6" draw:layer="layout" svg:width="4.318cm" svg:height="1.216cm" svg:x="5.034cm" svg:y="3.556cm">
            <draw:text-box>
              <text:p>File (LMD)</text:p>
            </draw:text-box>
          </draw:frame>
        </draw:g>
        <draw:frame draw:style-name="gr31" draw:text-style-name="P18" draw:layer="layout" svg:width="1.999cm" svg:height="0.999cm" svg:x="16.024cm" svg:y="9.0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3" draw:text-style-name="P5" xml:id="id2" draw:id="id2" draw:layer="layout" svg:x1="5.034cm" svg:y1="4.772cm" svg:x2="0.517cm" svg:y2="8.382cm">
          <text:p/>
        </draw:line>
        <draw:line draw:style-name="gr33" draw:text-style-name="P5" draw:layer="layout" svg:x1="8.59cm" svg:y1="4.772cm" svg:x2="13.462cm" svg:y2="8.382cm">
          <text:p/>
        </draw:line>
        <draw:frame draw:style-name="gr2" draw:text-style-name="P27" draw:layer="layout" svg:width="1.662cm" svg:height="1.673cm" svg:x="12.954cm" svg:y="8.382cm">
          <draw:text-box>
            <text:p text:style-name="P26"><text:span text:style-name="T10">time</text:span></text:p>
          </draw:text-box>
        </draw:frame>
        <draw:line draw:style-name="gr25" draw:text-style-name="P5" draw:layer="layout" svg:x1="0.517cm" svg:y1="8.382cm" svg:x2="13.462cm" svg:y2="8.382cm">
          <text:p/>
        </draw:line>
        <draw:line draw:style-name="gr27" draw:text-style-name="P5" draw:layer="layout" svg:x1="10.642cm" svg:y1="7.511cm" svg:x2="10.642cm" svg:y2="8.382cm">
          <text:p/>
        </draw:line>
        <draw:line draw:style-name="gr27" draw:text-style-name="P5" draw:layer="layout" svg:x1="11.539cm" svg:y1="7.511cm" svg:x2="11.539cm" svg:y2="8.382cm">
          <text:p/>
        </draw:line>
        <draw:line draw:style-name="gr27" draw:text-style-name="P5" draw:layer="layout" svg:x1="3.337cm" svg:y1="7.511cm" svg:x2="3.337cm" svg:y2="8.382cm">
          <text:p/>
        </draw:line>
        <draw:line draw:style-name="gr27" draw:text-style-name="P5" draw:layer="layout" svg:x1="1.542cm" svg:y1="7.511cm" svg:x2="1.542cm" svg:y2="8.382cm">
          <text:p/>
        </draw:line>
        <draw:line draw:style-name="gr27" draw:text-style-name="P5" draw:layer="layout" svg:x1="5.003cm" svg:y1="7.511cm" svg:x2="5.003cm" svg:y2="8.382cm">
          <text:p/>
        </draw:line>
        <draw:line draw:style-name="gr28" draw:text-style-name="P5" draw:layer="layout" svg:x1="10.514cm" svg:y1="7.076cm" svg:x2="10.514cm" svg:y2="8.382cm">
          <text:p/>
        </draw:line>
        <draw:line draw:style-name="gr28" draw:text-style-name="P5" draw:layer="layout" svg:x1="5.131cm" svg:y1="7.076cm" svg:x2="5.131cm" svg:y2="8.382cm">
          <text:p/>
        </draw:line>
        <draw:g>
          <draw:custom-shape draw:style-name="gr39" draw:text-style-name="P7" draw:layer="layout" svg:width="1.025cm" svg:height="0.871cm" svg:x="5.259cm" svg:y="7.51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387cm" svg:y1="7.511cm" svg:x2="5.387cm" svg:y2="8.382cm">
            <text:p/>
          </draw:line>
          <draw:line draw:style-name="gr4" draw:text-style-name="P5" draw:layer="layout" svg:x1="5.892cm" svg:y1="7.511cm" svg:x2="5.892cm" svg:y2="8.382cm">
            <text:p/>
          </draw:line>
          <draw:line draw:style-name="gr4" draw:text-style-name="P5" draw:layer="layout" svg:x1="5.993cm" svg:y1="7.511cm" svg:x2="5.993cm" svg:y2="8.382cm">
            <text:p/>
          </draw:line>
          <draw:line draw:style-name="gr4" draw:text-style-name="P5" draw:layer="layout" svg:x1="6.094cm" svg:y1="7.511cm" svg:x2="6.094cm" svg:y2="8.382cm">
            <text:p/>
          </draw:line>
          <draw:line draw:style-name="gr4" draw:text-style-name="P5" draw:layer="layout" svg:x1="6.195cm" svg:y1="7.511cm" svg:x2="6.195cm" svg:y2="8.382cm">
            <text:p/>
          </draw:line>
          <draw:line draw:style-name="gr4" draw:text-style-name="P5" draw:layer="layout" svg:x1="5.488cm" svg:y1="7.511cm" svg:x2="5.488cm" svg:y2="8.382cm">
            <text:p/>
          </draw:line>
          <draw:line draw:style-name="gr4" draw:text-style-name="P5" draw:layer="layout" svg:x1="5.589cm" svg:y1="7.511cm" svg:x2="5.589cm" svg:y2="8.382cm">
            <text:p/>
          </draw:line>
          <draw:line draw:style-name="gr4" draw:text-style-name="P5" draw:layer="layout" svg:x1="5.694cm" svg:y1="7.511cm" svg:x2="5.694cm" svg:y2="8.382cm">
            <text:p/>
          </draw:line>
          <draw:line draw:style-name="gr4" draw:text-style-name="P5" draw:layer="layout" svg:x1="5.791cm" svg:y1="7.511cm" svg:x2="5.791cm" svg:y2="8.382cm">
            <text:p/>
          </draw:line>
          <draw:custom-shape draw:style-name="gr40" draw:text-style-name="P7" draw:layer="layout" svg:width="0.129cm" svg:height="0.871cm" svg:x="5.259cm" svg:y="7.51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41" draw:text-style-name="P7" draw:layer="layout" svg:width="1.026cm" svg:height="0.871cm" svg:x="5.248cm" svg:y="7.51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377cm" svg:y1="7.511cm" svg:x2="5.377cm" svg:y2="8.382cm">
            <text:p/>
          </draw:line>
          <draw:line draw:style-name="gr4" draw:text-style-name="P5" draw:layer="layout" svg:x1="5.882cm" svg:y1="7.511cm" svg:x2="5.882cm" svg:y2="8.382cm">
            <text:p/>
          </draw:line>
          <draw:line draw:style-name="gr4" draw:text-style-name="P5" draw:layer="layout" svg:x1="5.983cm" svg:y1="7.511cm" svg:x2="5.983cm" svg:y2="8.382cm">
            <text:p/>
          </draw:line>
          <draw:line draw:style-name="gr4" draw:text-style-name="P5" draw:layer="layout" svg:x1="6.084cm" svg:y1="7.511cm" svg:x2="6.084cm" svg:y2="8.382cm">
            <text:p/>
          </draw:line>
          <draw:line draw:style-name="gr4" draw:text-style-name="P5" draw:layer="layout" svg:x1="6.185cm" svg:y1="7.511cm" svg:x2="6.185cm" svg:y2="8.382cm">
            <text:p/>
          </draw:line>
          <draw:line draw:style-name="gr4" draw:text-style-name="P5" draw:layer="layout" svg:x1="5.478cm" svg:y1="7.511cm" svg:x2="5.478cm" svg:y2="8.382cm">
            <text:p/>
          </draw:line>
          <draw:line draw:style-name="gr4" draw:text-style-name="P5" draw:layer="layout" svg:x1="5.579cm" svg:y1="7.511cm" svg:x2="5.579cm" svg:y2="8.382cm">
            <text:p/>
          </draw:line>
          <draw:line draw:style-name="gr4" draw:text-style-name="P5" draw:layer="layout" svg:x1="5.684cm" svg:y1="7.511cm" svg:x2="5.684cm" svg:y2="8.382cm">
            <text:p/>
          </draw:line>
          <draw:line draw:style-name="gr4" draw:text-style-name="P5" draw:layer="layout" svg:x1="5.781cm" svg:y1="7.511cm" svg:x2="5.781cm" svg:y2="8.382cm">
            <text:p/>
          </draw:line>
          <draw:custom-shape draw:style-name="gr40" draw:text-style-name="P7" draw:layer="layout" svg:width="0.13cm" svg:height="0.871cm" svg:x="5.248cm" svg:y="7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7" draw:layer="layout" svg:width="1.025cm" svg:height="0.871cm" svg:x="2.184cm" svg:y="7.51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311cm" svg:y1="7.511cm" svg:x2="2.311cm" svg:y2="8.382cm">
            <text:p/>
          </draw:line>
          <draw:line draw:style-name="gr4" draw:text-style-name="P5" draw:layer="layout" svg:x1="2.816cm" svg:y1="7.511cm" svg:x2="2.816cm" svg:y2="8.382cm">
            <text:p/>
          </draw:line>
          <draw:line draw:style-name="gr4" draw:text-style-name="P5" draw:layer="layout" svg:x1="2.917cm" svg:y1="7.511cm" svg:x2="2.917cm" svg:y2="8.382cm">
            <text:p/>
          </draw:line>
          <draw:line draw:style-name="gr4" draw:text-style-name="P5" draw:layer="layout" svg:x1="3.018cm" svg:y1="7.511cm" svg:x2="3.018cm" svg:y2="8.382cm">
            <text:p/>
          </draw:line>
          <draw:line draw:style-name="gr4" draw:text-style-name="P5" draw:layer="layout" svg:x1="3.119cm" svg:y1="7.511cm" svg:x2="3.119cm" svg:y2="8.382cm">
            <text:p/>
          </draw:line>
          <draw:line draw:style-name="gr4" draw:text-style-name="P5" draw:layer="layout" svg:x1="2.412cm" svg:y1="7.511cm" svg:x2="2.412cm" svg:y2="8.382cm">
            <text:p/>
          </draw:line>
          <draw:line draw:style-name="gr4" draw:text-style-name="P5" draw:layer="layout" svg:x1="2.513cm" svg:y1="7.511cm" svg:x2="2.513cm" svg:y2="8.382cm">
            <text:p/>
          </draw:line>
          <draw:line draw:style-name="gr4" draw:text-style-name="P5" draw:layer="layout" svg:x1="2.618cm" svg:y1="7.511cm" svg:x2="2.618cm" svg:y2="8.382cm">
            <text:p/>
          </draw:line>
          <draw:line draw:style-name="gr4" draw:text-style-name="P5" draw:layer="layout" svg:x1="2.715cm" svg:y1="7.511cm" svg:x2="2.715cm" svg:y2="8.382cm">
            <text:p/>
          </draw:line>
          <draw:custom-shape draw:style-name="gr40" draw:text-style-name="P7" draw:layer="layout" svg:width="0.127cm" svg:height="0.871cm" svg:x="2.184cm" svg:y="7.511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1.025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489cm" svg:y1="7.511cm" svg:x2="9.489cm" svg:y2="8.382cm">
          <text:p/>
        </draw:line>
        <draw:line draw:style-name="gr4" draw:text-style-name="P5" draw:layer="layout" svg:x1="9.993cm" svg:y1="7.511cm" svg:x2="9.993cm" svg:y2="8.382cm">
          <text:p/>
        </draw:line>
        <draw:line draw:style-name="gr4" draw:text-style-name="P5" draw:layer="layout" svg:x1="10.094cm" svg:y1="7.511cm" svg:x2="10.094cm" svg:y2="8.382cm">
          <text:p/>
        </draw:line>
        <draw:line draw:style-name="gr4" draw:text-style-name="P5" draw:layer="layout" svg:x1="10.195cm" svg:y1="7.511cm" svg:x2="10.195cm" svg:y2="8.382cm">
          <text:p/>
        </draw:line>
        <draw:line draw:style-name="gr4" draw:text-style-name="P5" draw:layer="layout" svg:x1="10.296cm" svg:y1="7.511cm" svg:x2="10.296cm" svg:y2="8.382cm">
          <text:p/>
        </draw:line>
        <draw:line draw:style-name="gr4" draw:text-style-name="P5" draw:layer="layout" svg:x1="9.589cm" svg:y1="7.511cm" svg:x2="9.589cm" svg:y2="8.382cm">
          <text:p/>
        </draw:line>
        <draw:line draw:style-name="gr4" draw:text-style-name="P5" draw:layer="layout" svg:x1="9.69cm" svg:y1="7.511cm" svg:x2="9.69cm" svg:y2="8.382cm">
          <text:p/>
        </draw:line>
        <draw:line draw:style-name="gr4" draw:text-style-name="P5" draw:layer="layout" svg:x1="9.795cm" svg:y1="7.511cm" svg:x2="9.795cm" svg:y2="8.382cm">
          <text:p/>
        </draw:line>
        <draw:line draw:style-name="gr4" draw:text-style-name="P5" draw:layer="layout" svg:x1="9.892cm" svg:y1="7.511cm" svg:x2="9.892cm" svg:y2="8.382cm">
          <text:p/>
        </draw:line>
        <draw:custom-shape draw:style-name="gr40" draw:text-style-name="P7" draw:layer="layout" svg:width="0.128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.568cm" svg:y1="7.076cm" svg:x2="2.568cm" svg:y2="8.382cm">
          <text:p/>
        </draw:line>
        <draw:frame draw:style-name="gr8" draw:text-style-name="P11" draw:layer="layout" svg:width="1.524cm" svg:height="0.645cm" svg:x="2.412cm" svg:y="6.975cm">
          <draw:text-box>
            <text:p text:style-name="P10"><text:span text:style-name="T6">WIX</text:span></text:p>
          </draw:text-box>
        </draw:frame>
        <draw:frame draw:style-name="gr8" draw:text-style-name="P11" draw:layer="layout" svg:width="1.524cm" svg:height="0.645cm" svg:x="5.259cm" svg:y="6.975cm">
          <draw:text-box>
            <text:p text:style-name="P10"><text:span text:style-name="T6">WIX</text:span></text:p>
          </draw:text-box>
        </draw:frame>
        <draw:frame draw:style-name="gr8" draw:text-style-name="P11" draw:layer="layout" svg:width="1.524cm" svg:height="0.645cm" svg:x="9.398cm" svg:y="6.975cm">
          <draw:text-box>
            <text:p text:style-name="P10"><text:span text:style-name="T6">ME</text:span></text:p>
          </draw:text-box>
        </draw:frame>
        <draw:frame draw:style-name="gr42" draw:text-style-name="P6" xml:id="id3" draw:id="id3" draw:layer="layout" svg:width="7.62cm" svg:height="3.858cm" svg:x="5.588cm" svg:y="13.716cm">
          <draw:text-box>
            <text:p>“Häcksler” - Wixhausen</text:p>
            <text:p/>
            <text:p/>
            <text:p/>
            <text:p/>
          </draw:text-box>
        </draw:frame>
        <draw:frame draw:style-name="gr43" draw:text-style-name="P6" draw:layer="layout" svg:width="7.62cm" svg:height="3.858cm" svg:x="5.588cm" svg:y="9.601cm">
          <draw:text-box>
            <text:p>“Häcksler” - Messel</text:p>
            <text:p/>
            <text:p/>
            <text:p/>
            <text:p/>
          </draw:text-box>
        </draw:frame>
        <draw:g>
          <draw:custom-shape draw:style-name="gr44" draw:text-style-name="P7" draw:layer="layout" svg:width="0.45cm" svg:height="1.724cm" svg:x="6.038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9.419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8.744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8.067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7.39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6.715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11.45cm" svg:y="10.92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10.773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7" draw:layer="layout" svg:width="0.45cm" svg:height="1.724cm" svg:x="6.096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9.477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8.802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8.125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7.448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6.773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11.508cm" svg:y="14.78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layout" svg:width="0.45cm" svg:height="1.724cm" svg:x="10.831cm" svg:y="14.7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0.508cm" svg:height="0.762cm" svg:x="6.049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6.05cm 11.632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6.715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6.716cm 11.632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6.049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6.05cm 15.494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6.726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6.727cm 15.49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7.40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7.402cm 15.49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8.078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8.079cm 15.494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8.755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8.756cm 15.49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9.43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9.431cm 15.494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0.107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0.108cm 15.494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0.784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0.785cm 15.49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1.46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1.462cm 15.49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7.363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7.364cm 11.62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7.982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7.983cm 11.62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8.701cm" svg:y="10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8.702cm 11.67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9.38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9.385cm 11.632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0.03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0.035cm 11.632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0.753cm" svg:y="10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0.754cm 11.584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1.461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1.462cm 11.586cm)">
            <draw:text-box>
              <text:p text:style-name="P42"><text:span text:style-name="T18">WR</text:span></text:p>
            </draw:text-box>
          </draw:frame>
        </draw:g>
        <draw:frame draw:style-name="gr8" draw:text-style-name="P45" draw:layer="layout" svg:width="4.058cm" svg:height="0.806cm" svg:x="7.334cm" svg:y="12.646cm">
          <draw:text-box>
            <text:p text:style-name="P44"><text:span text:style-name="T4">time </text:span><text:span text:style-name="T4">sorted</text:span></text:p>
          </draw:text-box>
        </draw:frame>
        <draw:frame draw:style-name="gr8" draw:text-style-name="P45" draw:layer="layout" svg:width="4.058cm" svg:height="0.806cm" svg:x="7.118cm" svg:y="16.51cm">
          <draw:text-box>
            <text:p text:style-name="P44"><text:span text:style-name="T4">time </text:span><text:span text:style-name="T4">sorted</text:span></text:p>
          </draw:text-box>
        </draw:frame>
        <draw:connector draw:style-name="gr45" draw:text-style-name="P5" draw:layer="layout" draw:type="curve" svg:x1="2.775cm" svg:y1="8.382cm" svg:x2="5.588cm" svg:y2="15.645cm" draw:start-shape="id2" draw:start-glue-point="2" draw:end-shape="id3" draw:end-glue-point="3" svg:d="M2775 8382c0 4842 937 7263 2813 7263" svg:viewBox="0 0 2814 7264">
          <text:p/>
        </draw:connector>
        <draw:line draw:style-name="gr45" draw:text-style-name="P5" draw:layer="layout" svg:x1="9.795cm" svg:y1="8.382cm" svg:x2="9.144cm" svg:y2="9.601cm">
          <text:p/>
        </draw:line>
        <draw:connector draw:style-name="gr45" draw:text-style-name="P5" draw:layer="layout" draw:type="curve" draw:line-skew="-2.841cm -0.327cm" svg:x1="5.761cm" svg:y1="8.382cm" svg:x2="5.588cm" svg:y2="14.83cm" draw:start-shape="id4" draw:start-glue-point="2" draw:end-shape="id5" draw:end-glue-point="3" svg:d="M5761 8382c0 223-501 186-855 1742s-560 4706 682 4706" svg:viewBox="0 0 1127 6449">
          <text:p/>
        </draw:connector>
        <draw:custom-shape draw:style-name="gr46" draw:text-style-name="P14" xml:id="id6" draw:id="id6" draw:layer="layout" svg:width="14.478cm" svg:height="6.604cm" svg:x="19.304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9" draw:layer="layout" svg:width="9.144cm" svg:height="1.119cm" svg:x="22.606cm" svg:y="6.247cm">
          <draw:text-box>
            <text:p text:style-name="P28"><text:span text:style-name="T8">Uce</text:span><text:span text:style-name="T8">sb </text:span><text:span text:style-name="T8">Time </text:span><text:span text:style-name="T8">Stitc</text:span><text:span text:style-name="T8">her</text:span></text:p>
          </draw:text-box>
        </draw:frame>
        <draw:g>
          <draw:g>
            <draw:custom-shape draw:style-name="gr47" draw:text-style-name="P5" draw:layer="layout" svg:width="0.456cm" svg:height="2.527cm" draw:transform="skewX (-0.0015707963267949) rotate (1.58563162543685) translate (29.262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47" draw:text-style-name="P5" draw:layer="layout" svg:width="0.456cm" svg:height="2.527cm" draw:transform="skewX (-0.0015707963267949) rotate (1.58563162543685) translate (29.258cm 10.23cm)">
              <text:p/>
    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47" draw:text-style-name="P5" draw:layer="layout" svg:width="0.456cm" svg:height="2.527cm" draw:transform="skewX (-0.0015707963267949) rotate (1.58563162543685) translate (25.908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47" draw:text-style-name="P5" draw:layer="layout" svg:width="0.456cm" svg:height="2.527cm" draw:transform="skewX (-0.0015707963267949) rotate (1.58563162543685) translate (21.681cm 10.23cm)">
              <text:p/>
    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48" draw:text-style-name="P31" draw:layer="layout" svg:width="2.069cm" svg:height="0.725cm" svg:x="21.904cm" svg:y="10.46cm">
              <draw:text-box>
                <text:p text:style-name="P30"><text:span text:style-name="T11">Event i</text:span></text:p>
              </draw:text-box>
            </draw:frame>
          </draw:g>
          <draw:frame draw:style-name="gr49" draw:text-style-name="P31" draw:layer="layout" svg:width="2.298cm" svg:height="1.199cm" svg:x="29.488cm" svg:y="10.426cm">
            <draw:text-box>
              <text:p text:style-name="P30"><text:span text:style-name="T11">Event </text:span><text:span text:style-name="T11">i+2</text:span></text:p>
            </draw:text-box>
          </draw:frame>
          <draw:frame draw:style-name="gr49" draw:text-style-name="P31" draw:layer="layout" svg:width="2.528cm" svg:height="1.085cm" svg:x="26.041cm" svg:y="10.426cm">
            <draw:text-box>
              <text:p text:style-name="P30"><text:span text:style-name="T11">Event </text:span><text:span text:style-name="T11">i+1</text:span></text:p>
            </draw:text-box>
          </draw:frame>
          <draw:g>
            <draw:line draw:style-name="gr25" draw:text-style-name="P5" draw:layer="layout" svg:x1="20.066cm" svg:y1="9.507cm" svg:x2="33.165cm" svg:y2="9.507cm">
              <text:p/>
            </draw:line>
            <draw:line draw:style-name="gr26" draw:text-style-name="P5" draw:layer="layout" svg:x1="29.488cm" svg:y1="8.588cm" svg:x2="29.488cm" svg:y2="9.507cm">
              <text:p/>
            </draw:line>
            <draw:line draw:style-name="gr26" draw:text-style-name="P5" draw:layer="layout" svg:x1="21.675cm" svg:y1="8.588cm" svg:x2="21.675cm" svg:y2="9.507cm">
              <text:p/>
            </draw:line>
            <draw:line draw:style-name="gr26" draw:text-style-name="P5" draw:layer="layout" svg:x1="26.96cm" svg:y1="8.588cm" svg:x2="26.96cm" svg:y2="9.507cm">
              <text:p/>
            </draw:line>
            <draw:line draw:style-name="gr26" draw:text-style-name="P5" draw:layer="layout" svg:x1="26.32cm" svg:y1="8.588cm" svg:x2="26.32cm" svg:y2="9.507cm">
              <text:p/>
            </draw:line>
            <draw:line draw:style-name="gr26" draw:text-style-name="P5" draw:layer="layout" svg:x1="26.18cm" svg:y1="8.588cm" svg:x2="26.18cm" svg:y2="9.507cm">
              <text:p/>
            </draw:line>
            <draw:line draw:style-name="gr26" draw:text-style-name="P5" draw:layer="layout" svg:x1="26.041cm" svg:y1="8.588cm" svg:x2="26.041cm" svg:y2="9.507cm">
              <text:p/>
            </draw:line>
            <draw:line draw:style-name="gr26" draw:text-style-name="P5" draw:layer="layout" svg:x1="23.513cm" svg:y1="8.588cm" svg:x2="23.513cm" svg:y2="9.507cm">
              <text:p/>
            </draw:line>
            <draw:line draw:style-name="gr26" draw:text-style-name="P5" draw:layer="layout" svg:x1="23.283cm" svg:y1="8.588cm" svg:x2="23.283cm" svg:y2="9.507cm">
              <text:p/>
            </draw:line>
            <draw:line draw:style-name="gr26" draw:text-style-name="P5" draw:layer="layout" svg:x1="22.824cm" svg:y1="8.588cm" svg:x2="22.824cm" svg:y2="9.507cm">
              <text:p/>
            </draw:line>
            <draw:line draw:style-name="gr27" draw:text-style-name="P5" draw:layer="layout" svg:x1="29.808cm" svg:y1="8.588cm" svg:x2="29.808cm" svg:y2="9.507cm">
              <text:p/>
            </draw:line>
            <draw:line draw:style-name="gr26" draw:text-style-name="P5" draw:layer="layout" svg:x1="31.556cm" svg:y1="8.588cm" svg:x2="31.556cm" svg:y2="9.507cm">
              <text:p/>
            </draw:line>
            <draw:line draw:style-name="gr26" draw:text-style-name="P5" draw:layer="layout" svg:x1="29.948cm" svg:y1="8.588cm" svg:x2="29.948cm" svg:y2="9.507cm">
              <text:p/>
            </draw:line>
            <draw:line draw:style-name="gr27" draw:text-style-name="P5" draw:layer="layout" svg:x1="30.867cm" svg:y1="8.588cm" svg:x2="30.867cm" svg:y2="9.507cm">
              <text:p/>
            </draw:line>
            <draw:line draw:style-name="gr27" draw:text-style-name="P5" draw:layer="layout" svg:x1="22.455cm" svg:y1="8.588cm" svg:x2="22.455cm" svg:y2="9.507cm">
              <text:p/>
            </draw:line>
            <draw:line draw:style-name="gr27" draw:text-style-name="P5" draw:layer="layout" svg:x1="22.594cm" svg:y1="8.588cm" svg:x2="22.594cm" svg:y2="9.507cm">
              <text:p/>
            </draw:line>
            <draw:line draw:style-name="gr27" draw:text-style-name="P5" draw:layer="layout" svg:x1="25.902cm" svg:y1="8.588cm" svg:x2="25.902cm" svg:y2="9.507cm">
              <text:p/>
            </draw:line>
            <draw:line draw:style-name="gr28" draw:text-style-name="P5" draw:layer="layout" svg:x1="29.258cm" svg:y1="8.128cm" svg:x2="29.258cm" svg:y2="9.507cm">
              <text:p/>
            </draw:line>
            <draw:line draw:style-name="gr28" draw:text-style-name="P5" draw:layer="layout" svg:x1="21.904cm" svg:y1="8.128cm" svg:x2="21.904cm" svg:y2="9.507cm">
              <text:p/>
            </draw:line>
            <draw:line draw:style-name="gr28" draw:text-style-name="P5" draw:layer="layout" svg:x1="26.501cm" svg:y1="8.128cm" svg:x2="26.501cm" svg:y2="9.507cm">
              <text:p/>
            </draw:line>
            <draw:frame draw:style-name="gr48" draw:text-style-name="P27" draw:layer="layout" svg:width="2.068cm" svg:height="0.725cm" svg:x="32.476cm" svg:y="9.54cm">
              <draw:text-box>
                <text:p text:style-name="P26"><text:span text:style-name="T10">time</text:span></text:p>
              </draw:text-box>
            </draw:frame>
          </draw:g>
        </draw:g>
        <draw:line draw:style-name="gr50" draw:text-style-name="P5" draw:layer="layout" svg:x1="13.208cm" svg:y1="11.684cm" svg:x2="15.748cm" svg:y2="13.462cm">
          <text:p/>
        </draw:line>
        <draw:line draw:style-name="gr50" draw:text-style-name="P5" draw:layer="layout" svg:x1="13.208cm" svg:y1="15.494cm" svg:x2="15.748cm" svg:y2="13.462cm">
          <text:p/>
        </draw:line>
        <draw:connector draw:style-name="gr51" draw:text-style-name="P5" draw:layer="layout" draw:type="curve" svg:x1="15.875cm" svg:y1="13.363cm" svg:x2="19.304cm" svg:y2="9.144cm" draw:end-shape="id6" svg:d="M15875 13363c2166 0 452-4219 3429-4219" svg:viewBox="0 0 3430 4220">
          <text:p/>
        </draw:connector>
        <draw:custom-shape draw:style-name="gr52" draw:text-style-name="P22" draw:layer="layout" svg:width="0.508cm" svg:height="0.508cm" svg:x="15.4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9" draw:layer="layout" svg:width="4.064cm" svg:height="1.673cm" svg:x="15.24cm" svg:y="13.821cm">
          <draw:text-box>
            <text:p text:style-name="P18">merging both sides</text:p>
          </draw:text-box>
        </draw:frame>
        <draw:frame draw:name="Foliennummernplatzhalter 5" presentation:style-name="pr12" draw:text-style-name="P24" draw:layer="layout" svg:width="7.619cm" svg:height="1.013cm" svg:x="25.412cm" svg:y="17.658cm">
          <draw:text-box>
            <text:p text:style-name="P23"><text:span text:style-name="T2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23" draw:layer="layout" svg:width="19.798cm" svg:height="11.136cm" svg:x="0.6cm" svg:y="2.257cm" draw:page-number="5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54" draw:text-style-name="P14" draw:layer="layout" svg:width="23.668cm" svg:height="10.922cm" svg:x="5.034cm" svg:y="4.064cm">
          <text:p/>
          <draw:enhanced-geometry svg:viewBox="0 0 21600 21600" draw:type="rectangle" draw:enhanced-path="M 0 0 L 21600 0 21600 21600 0 21600 0 0 Z N"/>
        </draw:custom-shape>
        <draw:frame draw:name="Titel 1" presentation:style-name="pr1" draw:text-style-name="P2" draw:layer="layout" svg:width="28.292cm" svg:height="1.273cm" svg:x="2.328cm" svg:y="0.556cm" presentation:class="title" presentation:user-transformed="true">
          <draw:text-box>
            <text:p text:style-name="P1"><text:span text:style-name="T1">Ti</text:span><text:span text:style-name="T1">me </text:span><text:span text:style-name="T1">Sor</text:span><text:span text:style-name="T1">tin</text:span><text:span text:style-name="T1">g </text:span><text:span text:style-name="T1">an</text:span><text:span text:style-name="T1">d </text:span><text:span text:style-name="T1">Sti</text:span><text:span text:style-name="T1">tch</text:span><text:span text:style-name="T1">ing </text:span><text:span text:style-name="T1">wit</text:span><text:span text:style-name="T1">h </text:span><text:span text:style-name="T1">Phi</text:span><text:span text:style-name="T1">lip</text:span><text:span text:style-name="T1">p‘s </text:span><text:span text:style-name="T1">scr</text:span><text:span text:style-name="T1">ipt</text:span></text:p>
          </draw:text-box>
        </draw:frame>
        <draw:frame draw:style-name="gr8" draw:text-style-name="P47" draw:layer="layout" svg:width="17.272cm" svg:height="0.962cm" svg:x="12.7cm" svg:y="2.594cm">
          <draw:text-box>
            <text:p text:style-name="P46"><text:span text:style-name="T19">califa_merge_stitch.ba</text:span><text:span text:style-name="T19">sh</text:span><text:span text:style-name="T20">1</text:span></text:p>
          </draw:text-box>
        </draw:frame>
        <draw:g>
          <draw:custom-shape draw:style-name="gr21" draw:text-style-name="P15" draw:layer="layout" svg:width="3.556cm" svg:height="1.47cm" svg:x="0.154cm" svg:y="8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6" draw:layer="layout" svg:width="4.318cm" svg:height="1.216cm" svg:x="0.154cm" svg:y="8.782cm">
            <draw:text-box>
              <text:p>File (LMD)</text:p>
            </draw:text-box>
          </draw:frame>
        </draw:g>
        <draw:custom-shape draw:style-name="gr55" draw:text-style-name="P7" draw:layer="layout" svg:width="5.588cm" svg:height="2.54cm" svg:x="5.588cm" svg:y="7.87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draw:layer="layout" svg:width="5.588cm" svg:height="2.54cm" svg:x="5.588cm" svg:y="10.92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5.588cm" svg:height="2.54cm" svg:x="5.588cm" svg:y="4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8" draw:layer="layout" svg:width="5.619cm" svg:height="2.477cm" draw:transform="rotate (3.12937534882583) translate (11.148cm 7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58" draw:text-style-name="P7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6.76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6.002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5.2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4.478cm" svg:y="10.92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3.716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7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6.764cm" svg:y="7.8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6.002cm" svg:y="7.8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5.24cm" svg:y="7.8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4.478cm" svg:y="7.87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layout" svg:width="0.508cm" svg:height="2.54cm" svg:x="13.716cm" svg:y="7.874cm">
            <text:p/>
            <draw:enhanced-geometry svg:viewBox="0 0 21600 21600" draw:type="rectangle" draw:enhanced-path="M 0 0 L 21600 0 21600 21600 0 21600 0 0 Z N"/>
          </draw:custom-shape>
        </draw:g>
        <draw:custom-shape draw:style-name="gr59" draw:text-style-name="P22" draw:layer="layout" svg:width="1.016cm" svg:height="1.016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9" draw:layer="layout" svg:width="4.318cm" svg:height="1.753cm" svg:x="24.13cm" svg:y="8.282cm">
          <draw:text-box>
            <text:p text:style-name="P18">Ucesb Time Stitcher<text:span text:style-name="T21">2</text:span></text:p>
          </draw:text-box>
        </draw:frame>
        <draw:custom-shape draw:style-name="gr61" draw:text-style-name="P15" draw:layer="layout" svg:width="3.217cm" svg:height="2.794cm" svg:x="30.311cm" svg:y="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9" draw:layer="layout" svg:width="4.318cm" svg:height="2.384cm" svg:x="29.818cm" svg:y="8.482cm">
          <draw:text-box>
            <text:p text:style-name="P18">sorted &amp;</text:p>
            <text:p text:style-name="P18">stitched</text:p>
            <text:p text:style-name="P18">File (LMD)</text:p>
          </draw:text-box>
        </draw:frame>
        <draw:frame draw:style-name="gr2" draw:text-style-name="P6" draw:layer="layout" svg:width="6.604cm" svg:height="1.673cm" svg:x="5.334cm" svg:y="13.716cm">
          <draw:text-box>
            <text:p>split califa/non_califa<text:span text:style-name="T21">2</text:span> </text:p>
          </draw:text-box>
        </draw:frame>
        <draw:frame draw:style-name="gr8" draw:text-style-name="P6" draw:layer="layout" svg:width="4.826cm" svg:height="0.962cm" svg:x="13.5cm" svg:y="13.77cm">
          <draw:text-box>
            <text:p>“Häcksler”<text:span text:style-name="T21">3</text:span></text:p>
          </draw:text-box>
        </draw:frame>
        <draw:frame draw:style-name="gr62" draw:text-style-name="P50" draw:layer="layout" svg:width="26.416cm" svg:height="2.794cm" svg:x="5.334cm" svg:y="16.002cm">
          <draw:text-box>
            <text:p text:style-name="P49"><text:span text:style-name="T22">1</text:span><text:span text:style-name="T23">You can find </text:span><text:span text:style-name="T23">it:</text:span><text:span text:style-name="T24"> </text:span><text:span text:style-name="T24">/u/land/lynx.la</text:span><text:span text:style-name="T24">ndexp/202105</text:span><text:span text:style-name="T24">_s494/scripts/</text:span><text:span text:style-name="T24">califa_merge_</text:span><text:span text:style-name="T24">stitch.bash </text:span></text:p>
            <text:p text:style-name="P49"><text:span text:style-name="T25">2</text:span><text:span text:style-name="T9">Unpacker: </text:span><text:span text:style-name="T26">/u/land/klenze/</text:span><text:span text:style-name="T26">ucesb_gcc6/e</text:span><text:span text:style-name="T26">mpty/empty</text:span></text:p>
            <text:p text:style-name="P49"><text:span text:style-name="T27">3</text:span><text:span text:style-name="T28">Unpacker:</text:span><text:span text:style-name="T26"> </text:span><text:span text:style-name="T26">/u/land/landex</text:span><text:span text:style-name="T26">p/202105_s49</text:span><text:span text:style-name="T26">4/x86l-76/daq_</text:span><text:span text:style-name="T26">bootstrap/uces</text:span><text:span text:style-name="T26">b_wip/empty/</text:span><text:span text:style-name="T26">empty </text:span></text:p>
          </draw:text-box>
        </draw:frame>
        <draw:line draw:style-name="gr50" draw:text-style-name="P5" draw:layer="layout" svg:x1="11.178cm" svg:y1="6.096cm" svg:x2="18.034cm" svg:y2="6.096cm">
          <text:p/>
        </draw:line>
        <draw:line draw:style-name="gr51" draw:text-style-name="P5" draw:layer="layout" svg:x1="17.272cm" svg:y1="9.144cm" svg:x2="20.574cm" svg:y2="9.144cm">
          <text:p/>
        </draw:line>
        <draw:line draw:style-name="gr51" draw:text-style-name="P5" draw:layer="layout" svg:x1="17.272cm" svg:y1="12.192cm" svg:x2="20.574cm" svg:y2="9.652cm">
          <text:p/>
        </draw:line>
        <draw:line draw:style-name="gr51" draw:text-style-name="P5" draw:layer="layout" svg:x1="18.034cm" svg:y1="6.096cm" svg:x2="20.828cm" svg:y2="8.636cm">
          <text:p/>
        </draw:line>
        <draw:frame draw:style-name="gr8" draw:text-style-name="P6" draw:layer="layout" svg:width="3.81cm" svg:height="0.962cm" svg:x="20.066cm" svg:y="10.422cm">
          <draw:text-box>
            <text:p>Merger<text:span text:style-name="T21">2</text:span></text:p>
          </draw:text-box>
        </draw:frame>
        <draw:line draw:style-name="gr51" draw:text-style-name="P5" draw:layer="layout" svg:x1="21.59cm" svg:y1="9.144cm" svg:x2="24.13cm" svg:y2="9.144cm">
          <text:p/>
        </draw:line>
        <draw:line draw:style-name="gr45" draw:text-style-name="P5" draw:layer="layout" svg:x1="3.71cm" svg:y1="9.244cm" svg:x2="5.08cm" svg:y2="9.244cm">
          <text:p/>
        </draw:line>
        <draw:line draw:style-name="gr45" draw:text-style-name="P5" draw:layer="layout" svg:x1="28.702cm" svg:y1="9.244cm" svg:x2="30.226cm" svg:y2="9.244cm">
          <text:p/>
        </draw:line>
        <draw:g>
          <draw:custom-shape draw:style-name="gr10" draw:text-style-name="P7" draw:layer="layout" svg:width="0.508cm" svg:height="0.762cm" svg:x="12.965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2.966cm 11.686cm)">
            <draw:text-box>
              <text:p text:style-name="P42"><text:span text:style-name="T18">W</text:span><text:span text:style-name="T18">R</text:span></text:p>
            </draw:text-box>
          </draw:frame>
        </draw:g>
        <draw:g>
          <draw:custom-shape draw:style-name="gr10" draw:text-style-name="P7" draw:layer="layout" svg:width="0.508cm" svg:height="0.762cm" svg:x="16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6.752cm 8.78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6.0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6.052cm 8.78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5.2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5.252cm 8.786cm)">
            <draw:text-box>
              <text:p text:style-name="P42"><text:span text:style-name="T18">W</text:span><text:span text:style-name="T18">R</text:span></text:p>
            </draw:text-box>
          </draw:frame>
        </draw:g>
        <draw:g>
          <draw:custom-shape draw:style-name="gr10" draw:text-style-name="P7" draw:layer="layout" svg:width="0.508cm" svg:height="0.762cm" svg:x="14.4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4.452cm 8.786cm)">
            <draw:text-box>
              <text:p text:style-name="P42"><text:span text:style-name="T18">W</text:span><text:span text:style-name="T18">R</text:span></text:p>
            </draw:text-box>
          </draw:frame>
        </draw:g>
        <draw:g>
          <draw:custom-shape draw:style-name="gr10" draw:text-style-name="P7" draw:layer="layout" svg:width="0.508cm" svg:height="0.762cm" svg:x="13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3.752cm 8.78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2.9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2.952cm 8.786cm)">
            <draw:text-box>
              <text:p text:style-name="P42"><text:span text:style-name="T18">W</text:span><text:span text:style-name="T18">R</text:span></text:p>
            </draw:text-box>
          </draw:frame>
        </draw:g>
        <draw:g>
          <draw:custom-shape draw:style-name="gr10" draw:text-style-name="P7" draw:layer="layout" svg:width="0.508cm" svg:height="0.762cm" svg:x="16.7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6.752cm 11.68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6.0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6.052cm 11.68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5.2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5.252cm 11.68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4.4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4.452cm 11.686cm)">
            <draw:text-box>
              <text:p text:style-name="P42"><text:span text:style-name="T18">WR</text:span></text:p>
            </draw:text-box>
          </draw:frame>
        </draw:g>
        <draw:g>
          <draw:custom-shape draw:style-name="gr10" draw:text-style-name="P7" draw:layer="layout" svg:width="0.508cm" svg:height="0.762cm" svg:x="13.727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3" draw:layer="layout" svg:width="3.556cm" svg:height="0.607cm" draw:transform="rotate (1.57428698529889) translate (13.728cm 11.686cm)">
            <draw:text-box>
              <text:p text:style-name="P42"><text:span text:style-name="T18">WR</text:span></text:p>
            </draw:text-box>
          </draw:frame>
        </draw:g>
        <draw:frame draw:style-name="gr15" draw:text-style-name="P19" draw:layer="layout" svg:width="4.826cm" svg:height="2.384cm" svg:x="5.996cm" svg:y="8.23cm">
          <draw:text-box>
            <text:p text:style-name="P18">Messel </text:p>
            <text:p text:style-name="P18">Hit Block</text:p>
          </draw:text-box>
        </draw:frame>
        <draw:frame draw:style-name="gr15" draw:text-style-name="P19" draw:layer="layout" svg:width="4.826cm" svg:height="2.384cm" svg:x="6.096cm" svg:y="11.078cm">
          <draw:text-box>
            <text:p text:style-name="P18">Wixhausen</text:p>
            <text:p text:style-name="P18">Hit Block</text:p>
          </draw:text-box>
        </draw:frame>
        <draw:line draw:style-name="gr45" draw:text-style-name="P5" draw:layer="layout" svg:x1="11.176cm" svg:y1="9.144cm" svg:x2="12.954cm" svg:y2="9.144cm">
          <text:p/>
        </draw:line>
        <draw:line draw:style-name="gr45" draw:text-style-name="P5" draw:layer="layout" svg:x1="11.176cm" svg:y1="12.144cm" svg:x2="12.954cm" svg:y2="12.144cm">
          <text:p/>
        </draw:line>
        <draw:frame draw:style-name="gr8" draw:text-style-name="P19" draw:layer="layout" svg:width="4.318cm" svg:height="1.673cm" svg:x="6.25cm" svg:y="5.28cm">
          <draw:text-box>
            <text:p text:style-name="P18">Non CALIFA</text:p>
            <text:p text:style-name="P18">Hits</text:p>
          </draw:text-box>
        </draw:frame>
        <draw:frame draw:name="Foliennummernplatzhalter 5" presentation:style-name="pr13" draw:text-style-name="P24" draw:layer="layout" svg:width="7.619cm" svg:height="1.013cm" svg:x="25.412cm" svg:y="17.658cm">
          <draw:text-box>
            <text:p text:style-name="P23"><text:span text:style-name="T2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23" draw:layer="layout" svg:width="19.798cm" svg:height="11.136cm" svg:x="0.6cm" svg:y="2.257cm" draw:page-number="6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R3B </text:span><text:span text:style-name="MT5">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r</text:span><text:span text:style-name="MT3">ch </text:span><text:span text:style-name="MT3">Kli</text:span><text:span text:style-name="MT3">cke</text:span><text:span text:style-name="MT3">n </text:span><text:span text:style-name="MT3">be</text:span><text:span text:style-name="MT3">arb</text:span><text:span text:style-name="MT3">eit</text:span><text:span text:style-name="MT3">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R3B </text:span><text:span text:style-name="MT5">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9</meta:editing-cycles>
    <meta:creation-date>2021-08-27T10:31:02.705222011</meta:creation-date>
    <meta:editing-duration>PT55M26S</meta:editing-duration>
    <meta:generator>LibreOffice/6.0.7.3$Linux_X86_64 LibreOffice_project/00m0$Build-3</meta:generator>
    <dc:date>2021-08-27T18:06:34.722748065</dc:date>
    <meta:document-statistic meta:object-count="630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